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3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ce4"/>
        <table:table-column table:style-name="co2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3" office:value-type="string">
            <text:p><text:a xlink:href="https://honkai-star-rail.fandom.com/wiki/HP">HP</text:a></text:p>
          </table:table-cell>
          <table:table-cell table:style-name="ce3" office:value-type="string">
            <text:p><text:a xlink:href="https://honkai-star-rail.fandom.com/wiki/ATK">ATK</text:a></text:p>
          </table:table-cell>
          <table:table-cell table:style-name="ce3" office:value-type="string">
            <text:p><text:a xlink:href="https://honkai-star-rail.fandom.com/wiki/DEF">DEF</text:a></text:p>
          </table:table-cell>
          <table:table-cell table:style-name="ce3" office:value-type="string">
            <text:p><text:a xlink:href="https://honkai-star-rail.fandom.com/wiki/SPD">SPD</text:a></text:p>
          </table:table-cell>
          <table:table-cell table:style-name="ce3" office:value-type="string">
            <text:p><text:a xlink:href="https://honkai-star-rail.fandom.com/wiki/Effect_Hit_Rate">Eff. H. R.</text:a></text:p>
          </table:table-cell>
          <table:table-cell table:style-name="ce3" office:value-type="string">
            <text:p><text:a xlink:href="https://honkai-star-rail.fandom.com/wiki/Effect_RES">Eff. RES</text:a> </text:p>
          </table:table-cell>
          <table:table-cell table:style-name="Default" office:value-type="float" office:value="60">
            <text:p>60</text:p>
          </table:table-cell>
          <table:table-cell office:value-type="string">
            <text:p>&lt;----maxToughness</text:p>
          </table:table-cell>
          <table:table-cell table:number-columns-repeated="6"/>
        </table:table-row>
        <table:table-row table:style-name="ro1">
          <table:table-cell office:value-type="string">
            <text:p>1 </text:p>
          </table:table-cell>
          <table:table-cell office:value-type="string">
            <text:p>112 </text:p>
          </table:table-cell>
          <table:table-cell office:value-type="string">
            <text:p>12 </text:p>
          </table:table-cell>
          <table:table-cell office:value-type="string">
            <text:p>2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]&amp;&quot;&quot;&quot; maxHp=&quot;&quot;&quot;&amp;[.B2]&amp;&quot;&quot;&quot; attack=&quot;&quot;&quot;&amp;[.C2]&amp;&quot;&quot;&quot; baseSpeed=&quot;&quot;&quot;&amp;[.E2]&amp;&quot;&quot;&quot; DEF=&quot;&quot;&quot;&amp;[.D2]&amp;&quot;&quot;&quot; EHR=&quot;&quot;&quot;&amp;LEFT([.F2];FIND(&quot;%&quot;;[.F2])-1)&amp;&quot;&quot;&quot; ER=&quot;&quot;&quot;&amp;LEFT([.G2];FIND(&quot;%&quot;;[.G2])-1)&amp;&quot;&quot;&quot; maxToughness=&quot;&quot;&quot;&amp;[.$H$1]&amp;&quot;&quot;&quot; /&gt;&quot;" office:value-type="string" office:string-value="&lt;Stats level=&quot;1 &quot; maxHp=&quot;112 &quot; attack=&quot;12 &quot; baseSpeed=&quot;100 &quot; DEF=&quot;210 &quot; EHR=&quot;0&quot; ER=&quot;10&quot; maxToughness=&quot;60&quot; /&gt;">
            <text:p>&lt;Stats level="1 " maxHp="112 " attack="12 " baseSpeed="100 " DEF="210 " EHR="0" ER="10" maxToughness="60" /&gt;</text:p>
          </table:table-cell>
          <table:table-cell table:number-columns-repeated="6"/>
          <table:table-cell office:value-type="string">
            <text:p>1) copy from <text:a xlink:href="https://honkai-star-rail.fandom.com/wiki/Vagrant">https://honkai-star-rail.fandom.com/wiki/Vagrant</text:a></text:p>
          </table:table-cell>
        </table:table-row>
        <table:table-row table:style-name="ro1">
          <table:table-cell office:value-type="string">
            <text:p>2 </text:p>
          </table:table-cell>
          <table:table-cell office:value-type="string">
            <text:p>146 </text:p>
          </table:table-cell>
          <table:table-cell office:value-type="string">
            <text:p>14 </text:p>
          </table:table-cell>
          <table:table-cell office:value-type="string">
            <text:p>2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]&amp;&quot;&quot;&quot; maxHp=&quot;&quot;&quot;&amp;[.B3]&amp;&quot;&quot;&quot; attack=&quot;&quot;&quot;&amp;[.C3]&amp;&quot;&quot;&quot; baseSpeed=&quot;&quot;&quot;&amp;[.E3]&amp;&quot;&quot;&quot; DEF=&quot;&quot;&quot;&amp;[.D3]&amp;&quot;&quot;&quot; EHR=&quot;&quot;&quot;&amp;LEFT([.F3];FIND(&quot;%&quot;;[.F3])-1)&amp;&quot;&quot;&quot; ER=&quot;&quot;&quot;&amp;LEFT([.G3];FIND(&quot;%&quot;;[.G3])-1)&amp;&quot;&quot;&quot; maxToughness=&quot;&quot;&quot;&amp;[.$H$1]&amp;&quot;&quot;&quot; /&gt;&quot;" office:value-type="string" office:string-value="&lt;Stats level=&quot;2 &quot; maxHp=&quot;146 &quot; attack=&quot;14 &quot; baseSpeed=&quot;100 &quot; DEF=&quot;220 &quot; EHR=&quot;0&quot; ER=&quot;10&quot; maxToughness=&quot;60&quot; /&gt;">
            <text:p>&lt;Stats level="2 " maxHp="146 " attack="14 " baseSpeed="100 " DEF="220 " EHR="0" ER="10" maxToughness="60" /&gt;</text:p>
          </table:table-cell>
          <table:table-cell office:value-type="string">
            <text:p>Тырить отсюда : <text:a xlink:href="https://honkai-star-rail.fandom.com/wiki/Vagrant">https://honkai-star-rail.fandom.com/wiki/Vagrant</text:a></text:p>
          </table:table-cell>
          <table:table-cell table:number-columns-repeated="5"/>
          <table:table-cell office:value-type="string">
            <text:p>2)profit</text:p>
          </table:table-cell>
        </table:table-row>
        <table:table-row table:style-name="ro1">
          <table:table-cell office:value-type="string">
            <text:p>3 </text:p>
          </table:table-cell>
          <table:table-cell office:value-type="string">
            <text:p>153 </text:p>
          </table:table-cell>
          <table:table-cell office:value-type="string">
            <text:p>15 </text:p>
          </table:table-cell>
          <table:table-cell office:value-type="string">
            <text:p>2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]&amp;&quot;&quot;&quot; maxHp=&quot;&quot;&quot;&amp;[.B4]&amp;&quot;&quot;&quot; attack=&quot;&quot;&quot;&amp;[.C4]&amp;&quot;&quot;&quot; baseSpeed=&quot;&quot;&quot;&amp;[.E4]&amp;&quot;&quot;&quot; DEF=&quot;&quot;&quot;&amp;[.D4]&amp;&quot;&quot;&quot; EHR=&quot;&quot;&quot;&amp;LEFT([.F4];FIND(&quot;%&quot;;[.F4])-1)&amp;&quot;&quot;&quot; ER=&quot;&quot;&quot;&amp;LEFT([.G4];FIND(&quot;%&quot;;[.G4])-1)&amp;&quot;&quot;&quot; maxToughness=&quot;&quot;&quot;&amp;[.$H$1]&amp;&quot;&quot;&quot; /&gt;&quot;" office:value-type="string" office:string-value="&lt;Stats level=&quot;3 &quot; maxHp=&quot;153 &quot; attack=&quot;15 &quot; baseSpeed=&quot;100 &quot; DEF=&quot;230 &quot; EHR=&quot;0&quot; ER=&quot;10&quot; maxToughness=&quot;60&quot; /&gt;">
            <text:p>&lt;Stats level="3 " maxHp="153 " attack="15 " baseSpeed="100 " DEF="230 " EHR="0" ER="10" maxToughness="60" /&gt;</text:p>
          </table:table-cell>
          <table:table-cell office:value-type="string">
            <text:p>Через блокнот копипастить, в A2</text:p>
          </table:table-cell>
          <table:table-cell table:number-columns-repeated="6"/>
        </table:table-row>
        <table:table-row table:style-name="ro2">
          <table:table-cell office:value-type="string">
            <text:p>4 </text:p>
          </table:table-cell>
          <table:table-cell office:value-type="string">
            <text:p>190 </text:p>
          </table:table-cell>
          <table:table-cell office:value-type="string">
            <text:p>20 </text:p>
          </table:table-cell>
          <table:table-cell office:value-type="string">
            <text:p>2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]&amp;&quot;&quot;&quot; maxHp=&quot;&quot;&quot;&amp;[.B5]&amp;&quot;&quot;&quot; attack=&quot;&quot;&quot;&amp;[.C5]&amp;&quot;&quot;&quot; baseSpeed=&quot;&quot;&quot;&amp;[.E5]&amp;&quot;&quot;&quot; DEF=&quot;&quot;&quot;&amp;[.D5]&amp;&quot;&quot;&quot; EHR=&quot;&quot;&quot;&amp;LEFT([.F5];FIND(&quot;%&quot;;[.F5])-1)&amp;&quot;&quot;&quot; ER=&quot;&quot;&quot;&amp;LEFT([.G5];FIND(&quot;%&quot;;[.G5])-1)&amp;&quot;&quot;&quot; maxToughness=&quot;&quot;&quot;&amp;[.$H$1]&amp;&quot;&quot;&quot; /&gt;&quot;" office:value-type="string" office:string-value="&lt;Stats level=&quot;4 &quot; maxHp=&quot;190 &quot; attack=&quot;20 &quot; baseSpeed=&quot;100 &quot; DEF=&quot;240 &quot; EHR=&quot;0&quot; ER=&quot;10&quot; maxToughness=&quot;60&quot; /&gt;">
            <text:p>&lt;Stats level="4 " maxHp="190 " attack="20 " baseSpeed="100 " DEF="24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 </text:p>
          </table:table-cell>
          <table:table-cell office:value-type="string">
            <text:p>199 </text:p>
          </table:table-cell>
          <table:table-cell office:value-type="string">
            <text:p>21 </text:p>
          </table:table-cell>
          <table:table-cell office:value-type="string">
            <text:p>2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6]&amp;&quot;&quot;&quot; maxHp=&quot;&quot;&quot;&amp;[.B6]&amp;&quot;&quot;&quot; attack=&quot;&quot;&quot;&amp;[.C6]&amp;&quot;&quot;&quot; baseSpeed=&quot;&quot;&quot;&amp;[.E6]&amp;&quot;&quot;&quot; DEF=&quot;&quot;&quot;&amp;[.D6]&amp;&quot;&quot;&quot; EHR=&quot;&quot;&quot;&amp;LEFT([.F6];FIND(&quot;%&quot;;[.F6])-1)&amp;&quot;&quot;&quot; ER=&quot;&quot;&quot;&amp;LEFT([.G6];FIND(&quot;%&quot;;[.G6])-1)&amp;&quot;&quot;&quot; maxToughness=&quot;&quot;&quot;&amp;[.$H$1]&amp;&quot;&quot;&quot; /&gt;&quot;" office:value-type="string" office:string-value="&lt;Stats level=&quot;5 &quot; maxHp=&quot;199 &quot; attack=&quot;21 &quot; baseSpeed=&quot;100 &quot; DEF=&quot;250 &quot; EHR=&quot;0&quot; ER=&quot;10&quot; maxToughness=&quot;60&quot; /&gt;">
            <text:p>&lt;Stats level="5 " maxHp="199 " attack="21 " baseSpeed="100 " DEF="25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 </text:p>
          </table:table-cell>
          <table:table-cell office:value-type="string">
            <text:p>209 </text:p>
          </table:table-cell>
          <table:table-cell office:value-type="string">
            <text:p>22 </text:p>
          </table:table-cell>
          <table:table-cell office:value-type="string">
            <text:p>2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7]&amp;&quot;&quot;&quot; maxHp=&quot;&quot;&quot;&amp;[.B7]&amp;&quot;&quot;&quot; attack=&quot;&quot;&quot;&amp;[.C7]&amp;&quot;&quot;&quot; baseSpeed=&quot;&quot;&quot;&amp;[.E7]&amp;&quot;&quot;&quot; DEF=&quot;&quot;&quot;&amp;[.D7]&amp;&quot;&quot;&quot; EHR=&quot;&quot;&quot;&amp;LEFT([.F7];FIND(&quot;%&quot;;[.F7])-1)&amp;&quot;&quot;&quot; ER=&quot;&quot;&quot;&amp;LEFT([.G7];FIND(&quot;%&quot;;[.G7])-1)&amp;&quot;&quot;&quot; maxToughness=&quot;&quot;&quot;&amp;[.$H$1]&amp;&quot;&quot;&quot; /&gt;&quot;" office:value-type="string" office:string-value="&lt;Stats level=&quot;6 &quot; maxHp=&quot;209 &quot; attack=&quot;22 &quot; baseSpeed=&quot;100 &quot; DEF=&quot;260 &quot; EHR=&quot;0&quot; ER=&quot;10&quot; maxToughness=&quot;60&quot; /&gt;">
            <text:p>&lt;Stats level="6 " maxHp="209 " attack="22 " baseSpeed="100 " DEF="26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 </text:p>
          </table:table-cell>
          <table:table-cell office:value-type="string">
            <text:p>218 </text:p>
          </table:table-cell>
          <table:table-cell office:value-type="string">
            <text:p>23 </text:p>
          </table:table-cell>
          <table:table-cell office:value-type="string">
            <text:p>2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8]&amp;&quot;&quot;&quot; maxHp=&quot;&quot;&quot;&amp;[.B8]&amp;&quot;&quot;&quot; attack=&quot;&quot;&quot;&amp;[.C8]&amp;&quot;&quot;&quot; baseSpeed=&quot;&quot;&quot;&amp;[.E8]&amp;&quot;&quot;&quot; DEF=&quot;&quot;&quot;&amp;[.D8]&amp;&quot;&quot;&quot; EHR=&quot;&quot;&quot;&amp;LEFT([.F8];FIND(&quot;%&quot;;[.F8])-1)&amp;&quot;&quot;&quot; ER=&quot;&quot;&quot;&amp;LEFT([.G8];FIND(&quot;%&quot;;[.G8])-1)&amp;&quot;&quot;&quot; maxToughness=&quot;&quot;&quot;&amp;[.$H$1]&amp;&quot;&quot;&quot; /&gt;&quot;" office:value-type="string" office:string-value="&lt;Stats level=&quot;7 &quot; maxHp=&quot;218 &quot; attack=&quot;23 &quot; baseSpeed=&quot;100 &quot; DEF=&quot;270 &quot; EHR=&quot;0&quot; ER=&quot;10&quot; maxToughness=&quot;60&quot; /&gt;">
            <text:p>&lt;Stats level="7 " maxHp="218 " attack="23 " baseSpeed="100 " DEF="27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 </text:p>
          </table:table-cell>
          <table:table-cell office:value-type="string">
            <text:p>228 </text:p>
          </table:table-cell>
          <table:table-cell office:value-type="string">
            <text:p>25 </text:p>
          </table:table-cell>
          <table:table-cell office:value-type="string">
            <text:p>2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9]&amp;&quot;&quot;&quot; maxHp=&quot;&quot;&quot;&amp;[.B9]&amp;&quot;&quot;&quot; attack=&quot;&quot;&quot;&amp;[.C9]&amp;&quot;&quot;&quot; baseSpeed=&quot;&quot;&quot;&amp;[.E9]&amp;&quot;&quot;&quot; DEF=&quot;&quot;&quot;&amp;[.D9]&amp;&quot;&quot;&quot; EHR=&quot;&quot;&quot;&amp;LEFT([.F9];FIND(&quot;%&quot;;[.F9])-1)&amp;&quot;&quot;&quot; ER=&quot;&quot;&quot;&amp;LEFT([.G9];FIND(&quot;%&quot;;[.G9])-1)&amp;&quot;&quot;&quot; maxToughness=&quot;&quot;&quot;&amp;[.$H$1]&amp;&quot;&quot;&quot; /&gt;&quot;" office:value-type="string" office:string-value="&lt;Stats level=&quot;8 &quot; maxHp=&quot;228 &quot; attack=&quot;25 &quot; baseSpeed=&quot;100 &quot; DEF=&quot;280 &quot; EHR=&quot;0&quot; ER=&quot;10&quot; maxToughness=&quot;60&quot; /&gt;">
            <text:p>&lt;Stats level="8 " maxHp="228 " attack="25 " baseSpeed="100 " DEF="28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9 </text:p>
          </table:table-cell>
          <table:table-cell office:value-type="string">
            <text:p>238 </text:p>
          </table:table-cell>
          <table:table-cell office:value-type="string">
            <text:p>26 </text:p>
          </table:table-cell>
          <table:table-cell office:value-type="string">
            <text:p>2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0]&amp;&quot;&quot;&quot; maxHp=&quot;&quot;&quot;&amp;[.B10]&amp;&quot;&quot;&quot; attack=&quot;&quot;&quot;&amp;[.C10]&amp;&quot;&quot;&quot; baseSpeed=&quot;&quot;&quot;&amp;[.E10]&amp;&quot;&quot;&quot; DEF=&quot;&quot;&quot;&amp;[.D10]&amp;&quot;&quot;&quot; EHR=&quot;&quot;&quot;&amp;LEFT([.F10];FIND(&quot;%&quot;;[.F10])-1)&amp;&quot;&quot;&quot; ER=&quot;&quot;&quot;&amp;LEFT([.G10];FIND(&quot;%&quot;;[.G10])-1)&amp;&quot;&quot;&quot; maxToughness=&quot;&quot;&quot;&amp;[.$H$1]&amp;&quot;&quot;&quot; /&gt;&quot;" office:value-type="string" office:string-value="&lt;Stats level=&quot;9 &quot; maxHp=&quot;238 &quot; attack=&quot;26 &quot; baseSpeed=&quot;100 &quot; DEF=&quot;290 &quot; EHR=&quot;0&quot; ER=&quot;10&quot; maxToughness=&quot;60&quot; /&gt;">
            <text:p>&lt;Stats level="9 " maxHp="238 " attack="26 " baseSpeed="100 " DEF="29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10 </text:p>
          </table:table-cell>
          <table:table-cell office:value-type="string">
            <text:p>248 </text:p>
          </table:table-cell>
          <table:table-cell office:value-type="string">
            <text:p>26 </text:p>
          </table:table-cell>
          <table:table-cell office:value-type="string">
            <text:p>3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1]&amp;&quot;&quot;&quot; maxHp=&quot;&quot;&quot;&amp;[.B11]&amp;&quot;&quot;&quot; attack=&quot;&quot;&quot;&amp;[.C11]&amp;&quot;&quot;&quot; baseSpeed=&quot;&quot;&quot;&amp;[.E11]&amp;&quot;&quot;&quot; DEF=&quot;&quot;&quot;&amp;[.D11]&amp;&quot;&quot;&quot; EHR=&quot;&quot;&quot;&amp;LEFT([.F11];FIND(&quot;%&quot;;[.F11])-1)&amp;&quot;&quot;&quot; ER=&quot;&quot;&quot;&amp;LEFT([.G11];FIND(&quot;%&quot;;[.G11])-1)&amp;&quot;&quot;&quot; maxToughness=&quot;&quot;&quot;&amp;[.$H$1]&amp;&quot;&quot;&quot; /&gt;&quot;" office:value-type="string" office:string-value="&lt;Stats level=&quot;10 &quot; maxHp=&quot;248 &quot; attack=&quot;26 &quot; baseSpeed=&quot;100 &quot; DEF=&quot;300 &quot; EHR=&quot;0&quot; ER=&quot;10&quot; maxToughness=&quot;60&quot; /&gt;">
            <text:p>&lt;Stats level="10 " maxHp="248 " attack="26 " baseSpeed="100 " DEF="30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11 </text:p>
          </table:table-cell>
          <table:table-cell office:value-type="string">
            <text:p>265 </text:p>
          </table:table-cell>
          <table:table-cell office:value-type="string">
            <text:p>29 </text:p>
          </table:table-cell>
          <table:table-cell office:value-type="string">
            <text:p>3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2]&amp;&quot;&quot;&quot; maxHp=&quot;&quot;&quot;&amp;[.B12]&amp;&quot;&quot;&quot; attack=&quot;&quot;&quot;&amp;[.C12]&amp;&quot;&quot;&quot; baseSpeed=&quot;&quot;&quot;&amp;[.E12]&amp;&quot;&quot;&quot; DEF=&quot;&quot;&quot;&amp;[.D12]&amp;&quot;&quot;&quot; EHR=&quot;&quot;&quot;&amp;LEFT([.F12];FIND(&quot;%&quot;;[.F12])-1)&amp;&quot;&quot;&quot; ER=&quot;&quot;&quot;&amp;LEFT([.G12];FIND(&quot;%&quot;;[.G12])-1)&amp;&quot;&quot;&quot; maxToughness=&quot;&quot;&quot;&amp;[.$H$1]&amp;&quot;&quot;&quot; /&gt;&quot;" office:value-type="string" office:string-value="&lt;Stats level=&quot;11 &quot; maxHp=&quot;265 &quot; attack=&quot;29 &quot; baseSpeed=&quot;100 &quot; DEF=&quot;310 &quot; EHR=&quot;0&quot; ER=&quot;10&quot; maxToughness=&quot;60&quot; /&gt;">
            <text:p>&lt;Stats level="11 " maxHp="265 " attack="29 " baseSpeed="100 " DEF="31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12 </text:p>
          </table:table-cell>
          <table:table-cell office:value-type="string">
            <text:p>283 </text:p>
          </table:table-cell>
          <table:table-cell office:value-type="string">
            <text:p>32 </text:p>
          </table:table-cell>
          <table:table-cell office:value-type="string">
            <text:p>3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3]&amp;&quot;&quot;&quot; maxHp=&quot;&quot;&quot;&amp;[.B13]&amp;&quot;&quot;&quot; attack=&quot;&quot;&quot;&amp;[.C13]&amp;&quot;&quot;&quot; baseSpeed=&quot;&quot;&quot;&amp;[.E13]&amp;&quot;&quot;&quot; DEF=&quot;&quot;&quot;&amp;[.D13]&amp;&quot;&quot;&quot; EHR=&quot;&quot;&quot;&amp;LEFT([.F13];FIND(&quot;%&quot;;[.F13])-1)&amp;&quot;&quot;&quot; ER=&quot;&quot;&quot;&amp;LEFT([.G13];FIND(&quot;%&quot;;[.G13])-1)&amp;&quot;&quot;&quot; maxToughness=&quot;&quot;&quot;&amp;[.$H$1]&amp;&quot;&quot;&quot; /&gt;&quot;" office:value-type="string" office:string-value="&lt;Stats level=&quot;12 &quot; maxHp=&quot;283 &quot; attack=&quot;32 &quot; baseSpeed=&quot;100 &quot; DEF=&quot;320 &quot; EHR=&quot;0&quot; ER=&quot;10&quot; maxToughness=&quot;60&quot; /&gt;">
            <text:p>&lt;Stats level="12 " maxHp="283 " attack="32 " baseSpeed="100 " DEF="32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13 </text:p>
          </table:table-cell>
          <table:table-cell office:value-type="string">
            <text:p>300 </text:p>
          </table:table-cell>
          <table:table-cell office:value-type="string">
            <text:p>34 </text:p>
          </table:table-cell>
          <table:table-cell office:value-type="string">
            <text:p>3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4]&amp;&quot;&quot;&quot; maxHp=&quot;&quot;&quot;&amp;[.B14]&amp;&quot;&quot;&quot; attack=&quot;&quot;&quot;&amp;[.C14]&amp;&quot;&quot;&quot; baseSpeed=&quot;&quot;&quot;&amp;[.E14]&amp;&quot;&quot;&quot; DEF=&quot;&quot;&quot;&amp;[.D14]&amp;&quot;&quot;&quot; EHR=&quot;&quot;&quot;&amp;LEFT([.F14];FIND(&quot;%&quot;;[.F14])-1)&amp;&quot;&quot;&quot; ER=&quot;&quot;&quot;&amp;LEFT([.G14];FIND(&quot;%&quot;;[.G14])-1)&amp;&quot;&quot;&quot; maxToughness=&quot;&quot;&quot;&amp;[.$H$1]&amp;&quot;&quot;&quot; /&gt;&quot;" office:value-type="string" office:string-value="&lt;Stats level=&quot;13 &quot; maxHp=&quot;300 &quot; attack=&quot;34 &quot; baseSpeed=&quot;100 &quot; DEF=&quot;330 &quot; EHR=&quot;0&quot; ER=&quot;10&quot; maxToughness=&quot;60&quot; /&gt;">
            <text:p>&lt;Stats level="13 " maxHp="300 " attack="34 " baseSpeed="100 " DEF="33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14 </text:p>
          </table:table-cell>
          <table:table-cell office:value-type="string">
            <text:p>318 </text:p>
          </table:table-cell>
          <table:table-cell office:value-type="string">
            <text:p>37 </text:p>
          </table:table-cell>
          <table:table-cell office:value-type="string">
            <text:p>3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5]&amp;&quot;&quot;&quot; maxHp=&quot;&quot;&quot;&amp;[.B15]&amp;&quot;&quot;&quot; attack=&quot;&quot;&quot;&amp;[.C15]&amp;&quot;&quot;&quot; baseSpeed=&quot;&quot;&quot;&amp;[.E15]&amp;&quot;&quot;&quot; DEF=&quot;&quot;&quot;&amp;[.D15]&amp;&quot;&quot;&quot; EHR=&quot;&quot;&quot;&amp;LEFT([.F15];FIND(&quot;%&quot;;[.F15])-1)&amp;&quot;&quot;&quot; ER=&quot;&quot;&quot;&amp;LEFT([.G15];FIND(&quot;%&quot;;[.G15])-1)&amp;&quot;&quot;&quot; maxToughness=&quot;&quot;&quot;&amp;[.$H$1]&amp;&quot;&quot;&quot; /&gt;&quot;" office:value-type="string" office:string-value="&lt;Stats level=&quot;14 &quot; maxHp=&quot;318 &quot; attack=&quot;37 &quot; baseSpeed=&quot;100 &quot; DEF=&quot;340 &quot; EHR=&quot;0&quot; ER=&quot;10&quot; maxToughness=&quot;60&quot; /&gt;">
            <text:p>&lt;Stats level="14 " maxHp="318 " attack="37 " baseSpeed="100 " DEF="34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15 </text:p>
          </table:table-cell>
          <table:table-cell office:value-type="string">
            <text:p>335 </text:p>
          </table:table-cell>
          <table:table-cell office:value-type="string">
            <text:p>40 </text:p>
          </table:table-cell>
          <table:table-cell office:value-type="string">
            <text:p>3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6]&amp;&quot;&quot;&quot; maxHp=&quot;&quot;&quot;&amp;[.B16]&amp;&quot;&quot;&quot; attack=&quot;&quot;&quot;&amp;[.C16]&amp;&quot;&quot;&quot; baseSpeed=&quot;&quot;&quot;&amp;[.E16]&amp;&quot;&quot;&quot; DEF=&quot;&quot;&quot;&amp;[.D16]&amp;&quot;&quot;&quot; EHR=&quot;&quot;&quot;&amp;LEFT([.F16];FIND(&quot;%&quot;;[.F16])-1)&amp;&quot;&quot;&quot; ER=&quot;&quot;&quot;&amp;LEFT([.G16];FIND(&quot;%&quot;;[.G16])-1)&amp;&quot;&quot;&quot; maxToughness=&quot;&quot;&quot;&amp;[.$H$1]&amp;&quot;&quot;&quot; /&gt;&quot;" office:value-type="string" office:string-value="&lt;Stats level=&quot;15 &quot; maxHp=&quot;335 &quot; attack=&quot;40 &quot; baseSpeed=&quot;100 &quot; DEF=&quot;350 &quot; EHR=&quot;0&quot; ER=&quot;10&quot; maxToughness=&quot;60&quot; /&gt;">
            <text:p>&lt;Stats level="15 " maxHp="335 " attack="40 " baseSpeed="100 " DEF="35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16 </text:p>
          </table:table-cell>
          <table:table-cell office:value-type="string">
            <text:p>352 </text:p>
          </table:table-cell>
          <table:table-cell office:value-type="string">
            <text:p>42 </text:p>
          </table:table-cell>
          <table:table-cell office:value-type="string">
            <text:p>3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7]&amp;&quot;&quot;&quot; maxHp=&quot;&quot;&quot;&amp;[.B17]&amp;&quot;&quot;&quot; attack=&quot;&quot;&quot;&amp;[.C17]&amp;&quot;&quot;&quot; baseSpeed=&quot;&quot;&quot;&amp;[.E17]&amp;&quot;&quot;&quot; DEF=&quot;&quot;&quot;&amp;[.D17]&amp;&quot;&quot;&quot; EHR=&quot;&quot;&quot;&amp;LEFT([.F17];FIND(&quot;%&quot;;[.F17])-1)&amp;&quot;&quot;&quot; ER=&quot;&quot;&quot;&amp;LEFT([.G17];FIND(&quot;%&quot;;[.G17])-1)&amp;&quot;&quot;&quot; maxToughness=&quot;&quot;&quot;&amp;[.$H$1]&amp;&quot;&quot;&quot; /&gt;&quot;" office:value-type="string" office:string-value="&lt;Stats level=&quot;16 &quot; maxHp=&quot;352 &quot; attack=&quot;42 &quot; baseSpeed=&quot;100 &quot; DEF=&quot;360 &quot; EHR=&quot;0&quot; ER=&quot;10&quot; maxToughness=&quot;60&quot; /&gt;">
            <text:p>&lt;Stats level="16 " maxHp="352 " attack="42 " baseSpeed="100 " DEF="36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17 </text:p>
          </table:table-cell>
          <table:table-cell office:value-type="string">
            <text:p>370 </text:p>
          </table:table-cell>
          <table:table-cell office:value-type="string">
            <text:p>45 </text:p>
          </table:table-cell>
          <table:table-cell office:value-type="string">
            <text:p>3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8]&amp;&quot;&quot;&quot; maxHp=&quot;&quot;&quot;&amp;[.B18]&amp;&quot;&quot;&quot; attack=&quot;&quot;&quot;&amp;[.C18]&amp;&quot;&quot;&quot; baseSpeed=&quot;&quot;&quot;&amp;[.E18]&amp;&quot;&quot;&quot; DEF=&quot;&quot;&quot;&amp;[.D18]&amp;&quot;&quot;&quot; EHR=&quot;&quot;&quot;&amp;LEFT([.F18];FIND(&quot;%&quot;;[.F18])-1)&amp;&quot;&quot;&quot; ER=&quot;&quot;&quot;&amp;LEFT([.G18];FIND(&quot;%&quot;;[.G18])-1)&amp;&quot;&quot;&quot; maxToughness=&quot;&quot;&quot;&amp;[.$H$1]&amp;&quot;&quot;&quot; /&gt;&quot;" office:value-type="string" office:string-value="&lt;Stats level=&quot;17 &quot; maxHp=&quot;370 &quot; attack=&quot;45 &quot; baseSpeed=&quot;100 &quot; DEF=&quot;370 &quot; EHR=&quot;0&quot; ER=&quot;10&quot; maxToughness=&quot;60&quot; /&gt;">
            <text:p>&lt;Stats level="17 " maxHp="370 " attack="45 " baseSpeed="100 " DEF="37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18 </text:p>
          </table:table-cell>
          <table:table-cell office:value-type="string">
            <text:p>387 </text:p>
          </table:table-cell>
          <table:table-cell office:value-type="string">
            <text:p>48 </text:p>
          </table:table-cell>
          <table:table-cell office:value-type="string">
            <text:p>3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9]&amp;&quot;&quot;&quot; maxHp=&quot;&quot;&quot;&amp;[.B19]&amp;&quot;&quot;&quot; attack=&quot;&quot;&quot;&amp;[.C19]&amp;&quot;&quot;&quot; baseSpeed=&quot;&quot;&quot;&amp;[.E19]&amp;&quot;&quot;&quot; DEF=&quot;&quot;&quot;&amp;[.D19]&amp;&quot;&quot;&quot; EHR=&quot;&quot;&quot;&amp;LEFT([.F19];FIND(&quot;%&quot;;[.F19])-1)&amp;&quot;&quot;&quot; ER=&quot;&quot;&quot;&amp;LEFT([.G19];FIND(&quot;%&quot;;[.G19])-1)&amp;&quot;&quot;&quot; maxToughness=&quot;&quot;&quot;&amp;[.$H$1]&amp;&quot;&quot;&quot; /&gt;&quot;" office:value-type="string" office:string-value="&lt;Stats level=&quot;18 &quot; maxHp=&quot;387 &quot; attack=&quot;48 &quot; baseSpeed=&quot;100 &quot; DEF=&quot;380 &quot; EHR=&quot;0&quot; ER=&quot;10&quot; maxToughness=&quot;60&quot; /&gt;">
            <text:p>&lt;Stats level="18 " maxHp="387 " attack="48 " baseSpeed="100 " DEF="38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19 </text:p>
          </table:table-cell>
          <table:table-cell office:value-type="string">
            <text:p>405 </text:p>
          </table:table-cell>
          <table:table-cell office:value-type="string">
            <text:p>50 </text:p>
          </table:table-cell>
          <table:table-cell office:value-type="string">
            <text:p>3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0]&amp;&quot;&quot;&quot; maxHp=&quot;&quot;&quot;&amp;[.B20]&amp;&quot;&quot;&quot; attack=&quot;&quot;&quot;&amp;[.C20]&amp;&quot;&quot;&quot; baseSpeed=&quot;&quot;&quot;&amp;[.E20]&amp;&quot;&quot;&quot; DEF=&quot;&quot;&quot;&amp;[.D20]&amp;&quot;&quot;&quot; EHR=&quot;&quot;&quot;&amp;LEFT([.F20];FIND(&quot;%&quot;;[.F20])-1)&amp;&quot;&quot;&quot; ER=&quot;&quot;&quot;&amp;LEFT([.G20];FIND(&quot;%&quot;;[.G20])-1)&amp;&quot;&quot;&quot; maxToughness=&quot;&quot;&quot;&amp;[.$H$1]&amp;&quot;&quot;&quot; /&gt;&quot;" office:value-type="string" office:string-value="&lt;Stats level=&quot;19 &quot; maxHp=&quot;405 &quot; attack=&quot;50 &quot; baseSpeed=&quot;100 &quot; DEF=&quot;390 &quot; EHR=&quot;0&quot; ER=&quot;10&quot; maxToughness=&quot;60&quot; /&gt;">
            <text:p>&lt;Stats level="19 " maxHp="405 " attack="50 " baseSpeed="100 " DEF="39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20 </text:p>
          </table:table-cell>
          <table:table-cell office:value-type="string">
            <text:p>422 </text:p>
          </table:table-cell>
          <table:table-cell office:value-type="string">
            <text:p>53 </text:p>
          </table:table-cell>
          <table:table-cell office:value-type="string">
            <text:p>4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1]&amp;&quot;&quot;&quot; maxHp=&quot;&quot;&quot;&amp;[.B21]&amp;&quot;&quot;&quot; attack=&quot;&quot;&quot;&amp;[.C21]&amp;&quot;&quot;&quot; baseSpeed=&quot;&quot;&quot;&amp;[.E21]&amp;&quot;&quot;&quot; DEF=&quot;&quot;&quot;&amp;[.D21]&amp;&quot;&quot;&quot; EHR=&quot;&quot;&quot;&amp;LEFT([.F21];FIND(&quot;%&quot;;[.F21])-1)&amp;&quot;&quot;&quot; ER=&quot;&quot;&quot;&amp;LEFT([.G21];FIND(&quot;%&quot;;[.G21])-1)&amp;&quot;&quot;&quot; maxToughness=&quot;&quot;&quot;&amp;[.$H$1]&amp;&quot;&quot;&quot; /&gt;&quot;" office:value-type="string" office:string-value="&lt;Stats level=&quot;20 &quot; maxHp=&quot;422 &quot; attack=&quot;53 &quot; baseSpeed=&quot;100 &quot; DEF=&quot;400 &quot; EHR=&quot;0&quot; ER=&quot;10&quot; maxToughness=&quot;60&quot; /&gt;">
            <text:p>&lt;Stats level="20 " maxHp="422 " attack="53 " baseSpeed="100 " DEF="40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21 </text:p>
          </table:table-cell>
          <table:table-cell office:value-type="string">
            <text:p>453 </text:p>
          </table:table-cell>
          <table:table-cell office:value-type="string">
            <text:p>57 </text:p>
          </table:table-cell>
          <table:table-cell office:value-type="string">
            <text:p>4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2]&amp;&quot;&quot;&quot; maxHp=&quot;&quot;&quot;&amp;[.B22]&amp;&quot;&quot;&quot; attack=&quot;&quot;&quot;&amp;[.C22]&amp;&quot;&quot;&quot; baseSpeed=&quot;&quot;&quot;&amp;[.E22]&amp;&quot;&quot;&quot; DEF=&quot;&quot;&quot;&amp;[.D22]&amp;&quot;&quot;&quot; EHR=&quot;&quot;&quot;&amp;LEFT([.F22];FIND(&quot;%&quot;;[.F22])-1)&amp;&quot;&quot;&quot; ER=&quot;&quot;&quot;&amp;LEFT([.G22];FIND(&quot;%&quot;;[.G22])-1)&amp;&quot;&quot;&quot; maxToughness=&quot;&quot;&quot;&amp;[.$H$1]&amp;&quot;&quot;&quot; /&gt;&quot;" office:value-type="string" office:string-value="&lt;Stats level=&quot;21 &quot; maxHp=&quot;453 &quot; attack=&quot;57 &quot; baseSpeed=&quot;100 &quot; DEF=&quot;410 &quot; EHR=&quot;0&quot; ER=&quot;10&quot; maxToughness=&quot;60&quot; /&gt;">
            <text:p>&lt;Stats level="21 " maxHp="453 " attack="57 " baseSpeed="100 " DEF="41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22 </text:p>
          </table:table-cell>
          <table:table-cell office:value-type="string">
            <text:p>484 </text:p>
          </table:table-cell>
          <table:table-cell office:value-type="string">
            <text:p>62 </text:p>
          </table:table-cell>
          <table:table-cell office:value-type="string">
            <text:p>4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3]&amp;&quot;&quot;&quot; maxHp=&quot;&quot;&quot;&amp;[.B23]&amp;&quot;&quot;&quot; attack=&quot;&quot;&quot;&amp;[.C23]&amp;&quot;&quot;&quot; baseSpeed=&quot;&quot;&quot;&amp;[.E23]&amp;&quot;&quot;&quot; DEF=&quot;&quot;&quot;&amp;[.D23]&amp;&quot;&quot;&quot; EHR=&quot;&quot;&quot;&amp;LEFT([.F23];FIND(&quot;%&quot;;[.F23])-1)&amp;&quot;&quot;&quot; ER=&quot;&quot;&quot;&amp;LEFT([.G23];FIND(&quot;%&quot;;[.G23])-1)&amp;&quot;&quot;&quot; maxToughness=&quot;&quot;&quot;&amp;[.$H$1]&amp;&quot;&quot;&quot; /&gt;&quot;" office:value-type="string" office:string-value="&lt;Stats level=&quot;22 &quot; maxHp=&quot;484 &quot; attack=&quot;62 &quot; baseSpeed=&quot;100 &quot; DEF=&quot;420 &quot; EHR=&quot;0&quot; ER=&quot;10&quot; maxToughness=&quot;60&quot; /&gt;">
            <text:p>&lt;Stats level="22 " maxHp="484 " attack="62 " baseSpeed="100 " DEF="42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23 </text:p>
          </table:table-cell>
          <table:table-cell office:value-type="string">
            <text:p>515 </text:p>
          </table:table-cell>
          <table:table-cell office:value-type="string">
            <text:p>66 </text:p>
          </table:table-cell>
          <table:table-cell office:value-type="string">
            <text:p>4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4]&amp;&quot;&quot;&quot; maxHp=&quot;&quot;&quot;&amp;[.B24]&amp;&quot;&quot;&quot; attack=&quot;&quot;&quot;&amp;[.C24]&amp;&quot;&quot;&quot; baseSpeed=&quot;&quot;&quot;&amp;[.E24]&amp;&quot;&quot;&quot; DEF=&quot;&quot;&quot;&amp;[.D24]&amp;&quot;&quot;&quot; EHR=&quot;&quot;&quot;&amp;LEFT([.F24];FIND(&quot;%&quot;;[.F24])-1)&amp;&quot;&quot;&quot; ER=&quot;&quot;&quot;&amp;LEFT([.G24];FIND(&quot;%&quot;;[.G24])-1)&amp;&quot;&quot;&quot; maxToughness=&quot;&quot;&quot;&amp;[.$H$1]&amp;&quot;&quot;&quot; /&gt;&quot;" office:value-type="string" office:string-value="&lt;Stats level=&quot;23 &quot; maxHp=&quot;515 &quot; attack=&quot;66 &quot; baseSpeed=&quot;100 &quot; DEF=&quot;430 &quot; EHR=&quot;0&quot; ER=&quot;10&quot; maxToughness=&quot;60&quot; /&gt;">
            <text:p>&lt;Stats level="23 " maxHp="515 " attack="66 " baseSpeed="100 " DEF="43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24 </text:p>
          </table:table-cell>
          <table:table-cell office:value-type="string">
            <text:p>546 </text:p>
          </table:table-cell>
          <table:table-cell office:value-type="string">
            <text:p>71 </text:p>
          </table:table-cell>
          <table:table-cell office:value-type="string">
            <text:p>4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5]&amp;&quot;&quot;&quot; maxHp=&quot;&quot;&quot;&amp;[.B25]&amp;&quot;&quot;&quot; attack=&quot;&quot;&quot;&amp;[.C25]&amp;&quot;&quot;&quot; baseSpeed=&quot;&quot;&quot;&amp;[.E25]&amp;&quot;&quot;&quot; DEF=&quot;&quot;&quot;&amp;[.D25]&amp;&quot;&quot;&quot; EHR=&quot;&quot;&quot;&amp;LEFT([.F25];FIND(&quot;%&quot;;[.F25])-1)&amp;&quot;&quot;&quot; ER=&quot;&quot;&quot;&amp;LEFT([.G25];FIND(&quot;%&quot;;[.G25])-1)&amp;&quot;&quot;&quot; maxToughness=&quot;&quot;&quot;&amp;[.$H$1]&amp;&quot;&quot;&quot; /&gt;&quot;" office:value-type="string" office:string-value="&lt;Stats level=&quot;24 &quot; maxHp=&quot;546 &quot; attack=&quot;71 &quot; baseSpeed=&quot;100 &quot; DEF=&quot;440 &quot; EHR=&quot;0&quot; ER=&quot;10&quot; maxToughness=&quot;60&quot; /&gt;">
            <text:p>&lt;Stats level="24 " maxHp="546 " attack="71 " baseSpeed="100 " DEF="44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25 </text:p>
          </table:table-cell>
          <table:table-cell office:value-type="string">
            <text:p>577 </text:p>
          </table:table-cell>
          <table:table-cell office:value-type="string">
            <text:p>75 </text:p>
          </table:table-cell>
          <table:table-cell office:value-type="string">
            <text:p>4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6]&amp;&quot;&quot;&quot; maxHp=&quot;&quot;&quot;&amp;[.B26]&amp;&quot;&quot;&quot; attack=&quot;&quot;&quot;&amp;[.C26]&amp;&quot;&quot;&quot; baseSpeed=&quot;&quot;&quot;&amp;[.E26]&amp;&quot;&quot;&quot; DEF=&quot;&quot;&quot;&amp;[.D26]&amp;&quot;&quot;&quot; EHR=&quot;&quot;&quot;&amp;LEFT([.F26];FIND(&quot;%&quot;;[.F26])-1)&amp;&quot;&quot;&quot; ER=&quot;&quot;&quot;&amp;LEFT([.G26];FIND(&quot;%&quot;;[.G26])-1)&amp;&quot;&quot;&quot; maxToughness=&quot;&quot;&quot;&amp;[.$H$1]&amp;&quot;&quot;&quot; /&gt;&quot;" office:value-type="string" office:string-value="&lt;Stats level=&quot;25 &quot; maxHp=&quot;577 &quot; attack=&quot;75 &quot; baseSpeed=&quot;100 &quot; DEF=&quot;450 &quot; EHR=&quot;0&quot; ER=&quot;10&quot; maxToughness=&quot;60&quot; /&gt;">
            <text:p>&lt;Stats level="25 " maxHp="577 " attack="75 " baseSpeed="100 " DEF="45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26 </text:p>
          </table:table-cell>
          <table:table-cell office:value-type="string">
            <text:p>608 </text:p>
          </table:table-cell>
          <table:table-cell office:value-type="string">
            <text:p>80 </text:p>
          </table:table-cell>
          <table:table-cell office:value-type="string">
            <text:p>4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7]&amp;&quot;&quot;&quot; maxHp=&quot;&quot;&quot;&amp;[.B27]&amp;&quot;&quot;&quot; attack=&quot;&quot;&quot;&amp;[.C27]&amp;&quot;&quot;&quot; baseSpeed=&quot;&quot;&quot;&amp;[.E27]&amp;&quot;&quot;&quot; DEF=&quot;&quot;&quot;&amp;[.D27]&amp;&quot;&quot;&quot; EHR=&quot;&quot;&quot;&amp;LEFT([.F27];FIND(&quot;%&quot;;[.F27])-1)&amp;&quot;&quot;&quot; ER=&quot;&quot;&quot;&amp;LEFT([.G27];FIND(&quot;%&quot;;[.G27])-1)&amp;&quot;&quot;&quot; maxToughness=&quot;&quot;&quot;&amp;[.$H$1]&amp;&quot;&quot;&quot; /&gt;&quot;" office:value-type="string" office:string-value="&lt;Stats level=&quot;26 &quot; maxHp=&quot;608 &quot; attack=&quot;80 &quot; baseSpeed=&quot;100 &quot; DEF=&quot;460 &quot; EHR=&quot;0&quot; ER=&quot;10&quot; maxToughness=&quot;60&quot; /&gt;">
            <text:p>&lt;Stats level="26 " maxHp="608 " attack="80 " baseSpeed="100 " DEF="46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27 </text:p>
          </table:table-cell>
          <table:table-cell office:value-type="string">
            <text:p>639 </text:p>
          </table:table-cell>
          <table:table-cell office:value-type="string">
            <text:p>84 </text:p>
          </table:table-cell>
          <table:table-cell office:value-type="string">
            <text:p>4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8]&amp;&quot;&quot;&quot; maxHp=&quot;&quot;&quot;&amp;[.B28]&amp;&quot;&quot;&quot; attack=&quot;&quot;&quot;&amp;[.C28]&amp;&quot;&quot;&quot; baseSpeed=&quot;&quot;&quot;&amp;[.E28]&amp;&quot;&quot;&quot; DEF=&quot;&quot;&quot;&amp;[.D28]&amp;&quot;&quot;&quot; EHR=&quot;&quot;&quot;&amp;LEFT([.F28];FIND(&quot;%&quot;;[.F28])-1)&amp;&quot;&quot;&quot; ER=&quot;&quot;&quot;&amp;LEFT([.G28];FIND(&quot;%&quot;;[.G28])-1)&amp;&quot;&quot;&quot; maxToughness=&quot;&quot;&quot;&amp;[.$H$1]&amp;&quot;&quot;&quot; /&gt;&quot;" office:value-type="string" office:string-value="&lt;Stats level=&quot;27 &quot; maxHp=&quot;639 &quot; attack=&quot;84 &quot; baseSpeed=&quot;100 &quot; DEF=&quot;470 &quot; EHR=&quot;0&quot; ER=&quot;10&quot; maxToughness=&quot;60&quot; /&gt;">
            <text:p>&lt;Stats level="27 " maxHp="639 " attack="84 " baseSpeed="100 " DEF="47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28 </text:p>
          </table:table-cell>
          <table:table-cell office:value-type="string">
            <text:p>669 </text:p>
          </table:table-cell>
          <table:table-cell office:value-type="string">
            <text:p>89 </text:p>
          </table:table-cell>
          <table:table-cell office:value-type="string">
            <text:p>4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9]&amp;&quot;&quot;&quot; maxHp=&quot;&quot;&quot;&amp;[.B29]&amp;&quot;&quot;&quot; attack=&quot;&quot;&quot;&amp;[.C29]&amp;&quot;&quot;&quot; baseSpeed=&quot;&quot;&quot;&amp;[.E29]&amp;&quot;&quot;&quot; DEF=&quot;&quot;&quot;&amp;[.D29]&amp;&quot;&quot;&quot; EHR=&quot;&quot;&quot;&amp;LEFT([.F29];FIND(&quot;%&quot;;[.F29])-1)&amp;&quot;&quot;&quot; ER=&quot;&quot;&quot;&amp;LEFT([.G29];FIND(&quot;%&quot;;[.G29])-1)&amp;&quot;&quot;&quot; maxToughness=&quot;&quot;&quot;&amp;[.$H$1]&amp;&quot;&quot;&quot; /&gt;&quot;" office:value-type="string" office:string-value="&lt;Stats level=&quot;28 &quot; maxHp=&quot;669 &quot; attack=&quot;89 &quot; baseSpeed=&quot;100 &quot; DEF=&quot;480 &quot; EHR=&quot;0&quot; ER=&quot;10&quot; maxToughness=&quot;60&quot; /&gt;">
            <text:p>&lt;Stats level="28 " maxHp="669 " attack="89 " baseSpeed="100 " DEF="48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29 </text:p>
          </table:table-cell>
          <table:table-cell office:value-type="string">
            <text:p>700 </text:p>
          </table:table-cell>
          <table:table-cell office:value-type="string">
            <text:p>93 </text:p>
          </table:table-cell>
          <table:table-cell office:value-type="string">
            <text:p>4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0]&amp;&quot;&quot;&quot; maxHp=&quot;&quot;&quot;&amp;[.B30]&amp;&quot;&quot;&quot; attack=&quot;&quot;&quot;&amp;[.C30]&amp;&quot;&quot;&quot; baseSpeed=&quot;&quot;&quot;&amp;[.E30]&amp;&quot;&quot;&quot; DEF=&quot;&quot;&quot;&amp;[.D30]&amp;&quot;&quot;&quot; EHR=&quot;&quot;&quot;&amp;LEFT([.F30];FIND(&quot;%&quot;;[.F30])-1)&amp;&quot;&quot;&quot; ER=&quot;&quot;&quot;&amp;LEFT([.G30];FIND(&quot;%&quot;;[.G30])-1)&amp;&quot;&quot;&quot; maxToughness=&quot;&quot;&quot;&amp;[.$H$1]&amp;&quot;&quot;&quot; /&gt;&quot;" office:value-type="string" office:string-value="&lt;Stats level=&quot;29 &quot; maxHp=&quot;700 &quot; attack=&quot;93 &quot; baseSpeed=&quot;100 &quot; DEF=&quot;490 &quot; EHR=&quot;0&quot; ER=&quot;10&quot; maxToughness=&quot;60&quot; /&gt;">
            <text:p>&lt;Stats level="29 " maxHp="700 " attack="93 " baseSpeed="100 " DEF="49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30 </text:p>
          </table:table-cell>
          <table:table-cell office:value-type="string">
            <text:p>731 </text:p>
          </table:table-cell>
          <table:table-cell office:value-type="string">
            <text:p>94 </text:p>
          </table:table-cell>
          <table:table-cell office:value-type="string">
            <text:p>5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1]&amp;&quot;&quot;&quot; maxHp=&quot;&quot;&quot;&amp;[.B31]&amp;&quot;&quot;&quot; attack=&quot;&quot;&quot;&amp;[.C31]&amp;&quot;&quot;&quot; baseSpeed=&quot;&quot;&quot;&amp;[.E31]&amp;&quot;&quot;&quot; DEF=&quot;&quot;&quot;&amp;[.D31]&amp;&quot;&quot;&quot; EHR=&quot;&quot;&quot;&amp;LEFT([.F31];FIND(&quot;%&quot;;[.F31])-1)&amp;&quot;&quot;&quot; ER=&quot;&quot;&quot;&amp;LEFT([.G31];FIND(&quot;%&quot;;[.G31])-1)&amp;&quot;&quot;&quot; maxToughness=&quot;&quot;&quot;&amp;[.$H$1]&amp;&quot;&quot;&quot; /&gt;&quot;" office:value-type="string" office:string-value="&lt;Stats level=&quot;30 &quot; maxHp=&quot;731 &quot; attack=&quot;94 &quot; baseSpeed=&quot;100 &quot; DEF=&quot;500 &quot; EHR=&quot;0&quot; ER=&quot;10&quot; maxToughness=&quot;60&quot; /&gt;">
            <text:p>&lt;Stats level="30 " maxHp="731 " attack="94 " baseSpeed="100 " DEF="50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31 </text:p>
          </table:table-cell>
          <table:table-cell office:value-type="string">
            <text:p>791 </text:p>
          </table:table-cell>
          <table:table-cell office:value-type="string">
            <text:p>104 </text:p>
          </table:table-cell>
          <table:table-cell office:value-type="string">
            <text:p>5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2]&amp;&quot;&quot;&quot; maxHp=&quot;&quot;&quot;&amp;[.B32]&amp;&quot;&quot;&quot; attack=&quot;&quot;&quot;&amp;[.C32]&amp;&quot;&quot;&quot; baseSpeed=&quot;&quot;&quot;&amp;[.E32]&amp;&quot;&quot;&quot; DEF=&quot;&quot;&quot;&amp;[.D32]&amp;&quot;&quot;&quot; EHR=&quot;&quot;&quot;&amp;LEFT([.F32];FIND(&quot;%&quot;;[.F32])-1)&amp;&quot;&quot;&quot; ER=&quot;&quot;&quot;&amp;LEFT([.G32];FIND(&quot;%&quot;;[.G32])-1)&amp;&quot;&quot;&quot; maxToughness=&quot;&quot;&quot;&amp;[.$H$1]&amp;&quot;&quot;&quot; /&gt;&quot;" office:value-type="string" office:string-value="&lt;Stats level=&quot;31 &quot; maxHp=&quot;791 &quot; attack=&quot;104 &quot; baseSpeed=&quot;100 &quot; DEF=&quot;510 &quot; EHR=&quot;0&quot; ER=&quot;10&quot; maxToughness=&quot;60&quot; /&gt;">
            <text:p>&lt;Stats level="31 " maxHp="791 " attack="104 " baseSpeed="100 " DEF="51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32 </text:p>
          </table:table-cell>
          <table:table-cell office:value-type="string">
            <text:p>851 </text:p>
          </table:table-cell>
          <table:table-cell office:value-type="string">
            <text:p>109 </text:p>
          </table:table-cell>
          <table:table-cell office:value-type="string">
            <text:p>5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3]&amp;&quot;&quot;&quot; maxHp=&quot;&quot;&quot;&amp;[.B33]&amp;&quot;&quot;&quot; attack=&quot;&quot;&quot;&amp;[.C33]&amp;&quot;&quot;&quot; baseSpeed=&quot;&quot;&quot;&amp;[.E33]&amp;&quot;&quot;&quot; DEF=&quot;&quot;&quot;&amp;[.D33]&amp;&quot;&quot;&quot; EHR=&quot;&quot;&quot;&amp;LEFT([.F33];FIND(&quot;%&quot;;[.F33])-1)&amp;&quot;&quot;&quot; ER=&quot;&quot;&quot;&amp;LEFT([.G33];FIND(&quot;%&quot;;[.G33])-1)&amp;&quot;&quot;&quot; maxToughness=&quot;&quot;&quot;&amp;[.$H$1]&amp;&quot;&quot;&quot; /&gt;&quot;" office:value-type="string" office:string-value="&lt;Stats level=&quot;32 &quot; maxHp=&quot;851 &quot; attack=&quot;109 &quot; baseSpeed=&quot;100 &quot; DEF=&quot;520 &quot; EHR=&quot;0&quot; ER=&quot;10&quot; maxToughness=&quot;60&quot; /&gt;">
            <text:p>&lt;Stats level="32 " maxHp="851 " attack="109 " baseSpeed="100 " DEF="52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33 </text:p>
          </table:table-cell>
          <table:table-cell office:value-type="string">
            <text:p>911 </text:p>
          </table:table-cell>
          <table:table-cell office:value-type="string">
            <text:p>115 </text:p>
          </table:table-cell>
          <table:table-cell office:value-type="string">
            <text:p>5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4]&amp;&quot;&quot;&quot; maxHp=&quot;&quot;&quot;&amp;[.B34]&amp;&quot;&quot;&quot; attack=&quot;&quot;&quot;&amp;[.C34]&amp;&quot;&quot;&quot; baseSpeed=&quot;&quot;&quot;&amp;[.E34]&amp;&quot;&quot;&quot; DEF=&quot;&quot;&quot;&amp;[.D34]&amp;&quot;&quot;&quot; EHR=&quot;&quot;&quot;&amp;LEFT([.F34];FIND(&quot;%&quot;;[.F34])-1)&amp;&quot;&quot;&quot; ER=&quot;&quot;&quot;&amp;LEFT([.G34];FIND(&quot;%&quot;;[.G34])-1)&amp;&quot;&quot;&quot; maxToughness=&quot;&quot;&quot;&amp;[.$H$1]&amp;&quot;&quot;&quot; /&gt;&quot;" office:value-type="string" office:string-value="&lt;Stats level=&quot;33 &quot; maxHp=&quot;911 &quot; attack=&quot;115 &quot; baseSpeed=&quot;100 &quot; DEF=&quot;530 &quot; EHR=&quot;0&quot; ER=&quot;10&quot; maxToughness=&quot;60&quot; /&gt;">
            <text:p>&lt;Stats level="33 " maxHp="911 " attack="115 " baseSpeed="100 " DEF="53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34 </text:p>
          </table:table-cell>
          <table:table-cell office:value-type="string">
            <text:p>970 </text:p>
          </table:table-cell>
          <table:table-cell office:value-type="string">
            <text:p>121 </text:p>
          </table:table-cell>
          <table:table-cell office:value-type="string">
            <text:p>5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5]&amp;&quot;&quot;&quot; maxHp=&quot;&quot;&quot;&amp;[.B35]&amp;&quot;&quot;&quot; attack=&quot;&quot;&quot;&amp;[.C35]&amp;&quot;&quot;&quot; baseSpeed=&quot;&quot;&quot;&amp;[.E35]&amp;&quot;&quot;&quot; DEF=&quot;&quot;&quot;&amp;[.D35]&amp;&quot;&quot;&quot; EHR=&quot;&quot;&quot;&amp;LEFT([.F35];FIND(&quot;%&quot;;[.F35])-1)&amp;&quot;&quot;&quot; ER=&quot;&quot;&quot;&amp;LEFT([.G35];FIND(&quot;%&quot;;[.G35])-1)&amp;&quot;&quot;&quot; maxToughness=&quot;&quot;&quot;&amp;[.$H$1]&amp;&quot;&quot;&quot; /&gt;&quot;" office:value-type="string" office:string-value="&lt;Stats level=&quot;34 &quot; maxHp=&quot;970 &quot; attack=&quot;121 &quot; baseSpeed=&quot;100 &quot; DEF=&quot;540 &quot; EHR=&quot;0&quot; ER=&quot;10&quot; maxToughness=&quot;60&quot; /&gt;">
            <text:p>&lt;Stats level="34 " maxHp="970 " attack="121 " baseSpeed="100 " DEF="54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35 </text:p>
          </table:table-cell>
          <table:table-cell office:value-type="string">
            <text:p>1030 </text:p>
          </table:table-cell>
          <table:table-cell office:value-type="string">
            <text:p>127 </text:p>
          </table:table-cell>
          <table:table-cell office:value-type="string">
            <text:p>5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6]&amp;&quot;&quot;&quot; maxHp=&quot;&quot;&quot;&amp;[.B36]&amp;&quot;&quot;&quot; attack=&quot;&quot;&quot;&amp;[.C36]&amp;&quot;&quot;&quot; baseSpeed=&quot;&quot;&quot;&amp;[.E36]&amp;&quot;&quot;&quot; DEF=&quot;&quot;&quot;&amp;[.D36]&amp;&quot;&quot;&quot; EHR=&quot;&quot;&quot;&amp;LEFT([.F36];FIND(&quot;%&quot;;[.F36])-1)&amp;&quot;&quot;&quot; ER=&quot;&quot;&quot;&amp;LEFT([.G36];FIND(&quot;%&quot;;[.G36])-1)&amp;&quot;&quot;&quot; maxToughness=&quot;&quot;&quot;&amp;[.$H$1]&amp;&quot;&quot;&quot; /&gt;&quot;" office:value-type="string" office:string-value="&lt;Stats level=&quot;35 &quot; maxHp=&quot;1030 &quot; attack=&quot;127 &quot; baseSpeed=&quot;100 &quot; DEF=&quot;550 &quot; EHR=&quot;0&quot; ER=&quot;10&quot; maxToughness=&quot;60&quot; /&gt;">
            <text:p>&lt;Stats level="35 " maxHp="1030 " attack="127 " baseSpeed="100 " DEF="55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36 </text:p>
          </table:table-cell>
          <table:table-cell office:value-type="string">
            <text:p>1090 </text:p>
          </table:table-cell>
          <table:table-cell office:value-type="string">
            <text:p>132 </text:p>
          </table:table-cell>
          <table:table-cell office:value-type="string">
            <text:p>5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7]&amp;&quot;&quot;&quot; maxHp=&quot;&quot;&quot;&amp;[.B37]&amp;&quot;&quot;&quot; attack=&quot;&quot;&quot;&amp;[.C37]&amp;&quot;&quot;&quot; baseSpeed=&quot;&quot;&quot;&amp;[.E37]&amp;&quot;&quot;&quot; DEF=&quot;&quot;&quot;&amp;[.D37]&amp;&quot;&quot;&quot; EHR=&quot;&quot;&quot;&amp;LEFT([.F37];FIND(&quot;%&quot;;[.F37])-1)&amp;&quot;&quot;&quot; ER=&quot;&quot;&quot;&amp;LEFT([.G37];FIND(&quot;%&quot;;[.G37])-1)&amp;&quot;&quot;&quot; maxToughness=&quot;&quot;&quot;&amp;[.$H$1]&amp;&quot;&quot;&quot; /&gt;&quot;" office:value-type="string" office:string-value="&lt;Stats level=&quot;36 &quot; maxHp=&quot;1090 &quot; attack=&quot;132 &quot; baseSpeed=&quot;100 &quot; DEF=&quot;560 &quot; EHR=&quot;0&quot; ER=&quot;10&quot; maxToughness=&quot;60&quot; /&gt;">
            <text:p>&lt;Stats level="36 " maxHp="1090 " attack="132 " baseSpeed="100 " DEF="56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37 </text:p>
          </table:table-cell>
          <table:table-cell office:value-type="string">
            <text:p>1149 </text:p>
          </table:table-cell>
          <table:table-cell office:value-type="string">
            <text:p>138 </text:p>
          </table:table-cell>
          <table:table-cell office:value-type="string">
            <text:p>5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8]&amp;&quot;&quot;&quot; maxHp=&quot;&quot;&quot;&amp;[.B38]&amp;&quot;&quot;&quot; attack=&quot;&quot;&quot;&amp;[.C38]&amp;&quot;&quot;&quot; baseSpeed=&quot;&quot;&quot;&amp;[.E38]&amp;&quot;&quot;&quot; DEF=&quot;&quot;&quot;&amp;[.D38]&amp;&quot;&quot;&quot; EHR=&quot;&quot;&quot;&amp;LEFT([.F38];FIND(&quot;%&quot;;[.F38])-1)&amp;&quot;&quot;&quot; ER=&quot;&quot;&quot;&amp;LEFT([.G38];FIND(&quot;%&quot;;[.G38])-1)&amp;&quot;&quot;&quot; maxToughness=&quot;&quot;&quot;&amp;[.$H$1]&amp;&quot;&quot;&quot; /&gt;&quot;" office:value-type="string" office:string-value="&lt;Stats level=&quot;37 &quot; maxHp=&quot;1149 &quot; attack=&quot;138 &quot; baseSpeed=&quot;100 &quot; DEF=&quot;570 &quot; EHR=&quot;0&quot; ER=&quot;10&quot; maxToughness=&quot;60&quot; /&gt;">
            <text:p>&lt;Stats level="37 " maxHp="1149 " attack="138 " baseSpeed="100 " DEF="57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38 </text:p>
          </table:table-cell>
          <table:table-cell office:value-type="string">
            <text:p>1209 </text:p>
          </table:table-cell>
          <table:table-cell office:value-type="string">
            <text:p>144 </text:p>
          </table:table-cell>
          <table:table-cell office:value-type="string">
            <text:p>5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9]&amp;&quot;&quot;&quot; maxHp=&quot;&quot;&quot;&amp;[.B39]&amp;&quot;&quot;&quot; attack=&quot;&quot;&quot;&amp;[.C39]&amp;&quot;&quot;&quot; baseSpeed=&quot;&quot;&quot;&amp;[.E39]&amp;&quot;&quot;&quot; DEF=&quot;&quot;&quot;&amp;[.D39]&amp;&quot;&quot;&quot; EHR=&quot;&quot;&quot;&amp;LEFT([.F39];FIND(&quot;%&quot;;[.F39])-1)&amp;&quot;&quot;&quot; ER=&quot;&quot;&quot;&amp;LEFT([.G39];FIND(&quot;%&quot;;[.G39])-1)&amp;&quot;&quot;&quot; maxToughness=&quot;&quot;&quot;&amp;[.$H$1]&amp;&quot;&quot;&quot; /&gt;&quot;" office:value-type="string" office:string-value="&lt;Stats level=&quot;38 &quot; maxHp=&quot;1209 &quot; attack=&quot;144 &quot; baseSpeed=&quot;100 &quot; DEF=&quot;580 &quot; EHR=&quot;0&quot; ER=&quot;10&quot; maxToughness=&quot;60&quot; /&gt;">
            <text:p>&lt;Stats level="38 " maxHp="1209 " attack="144 " baseSpeed="100 " DEF="58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39 </text:p>
          </table:table-cell>
          <table:table-cell office:value-type="string">
            <text:p>1269 </text:p>
          </table:table-cell>
          <table:table-cell office:value-type="string">
            <text:p>150 </text:p>
          </table:table-cell>
          <table:table-cell office:value-type="string">
            <text:p>5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0]&amp;&quot;&quot;&quot; maxHp=&quot;&quot;&quot;&amp;[.B40]&amp;&quot;&quot;&quot; attack=&quot;&quot;&quot;&amp;[.C40]&amp;&quot;&quot;&quot; baseSpeed=&quot;&quot;&quot;&amp;[.E40]&amp;&quot;&quot;&quot; DEF=&quot;&quot;&quot;&amp;[.D40]&amp;&quot;&quot;&quot; EHR=&quot;&quot;&quot;&amp;LEFT([.F40];FIND(&quot;%&quot;;[.F40])-1)&amp;&quot;&quot;&quot; ER=&quot;&quot;&quot;&amp;LEFT([.G40];FIND(&quot;%&quot;;[.G40])-1)&amp;&quot;&quot;&quot; maxToughness=&quot;&quot;&quot;&amp;[.$H$1]&amp;&quot;&quot;&quot; /&gt;&quot;" office:value-type="string" office:string-value="&lt;Stats level=&quot;39 &quot; maxHp=&quot;1269 &quot; attack=&quot;150 &quot; baseSpeed=&quot;100 &quot; DEF=&quot;590 &quot; EHR=&quot;0&quot; ER=&quot;10&quot; maxToughness=&quot;60&quot; /&gt;">
            <text:p>&lt;Stats level="39 " maxHp="1269 " attack="150 " baseSpeed="100 " DEF="59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40 </text:p>
          </table:table-cell>
          <table:table-cell office:value-type="string">
            <text:p>1329 </text:p>
          </table:table-cell>
          <table:table-cell office:value-type="string">
            <text:p>155 </text:p>
          </table:table-cell>
          <table:table-cell office:value-type="string">
            <text:p>6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1]&amp;&quot;&quot;&quot; maxHp=&quot;&quot;&quot;&amp;[.B41]&amp;&quot;&quot;&quot; attack=&quot;&quot;&quot;&amp;[.C41]&amp;&quot;&quot;&quot; baseSpeed=&quot;&quot;&quot;&amp;[.E41]&amp;&quot;&quot;&quot; DEF=&quot;&quot;&quot;&amp;[.D41]&amp;&quot;&quot;&quot; EHR=&quot;&quot;&quot;&amp;LEFT([.F41];FIND(&quot;%&quot;;[.F41])-1)&amp;&quot;&quot;&quot; ER=&quot;&quot;&quot;&amp;LEFT([.G41];FIND(&quot;%&quot;;[.G41])-1)&amp;&quot;&quot;&quot; maxToughness=&quot;&quot;&quot;&amp;[.$H$1]&amp;&quot;&quot;&quot; /&gt;&quot;" office:value-type="string" office:string-value="&lt;Stats level=&quot;40 &quot; maxHp=&quot;1329 &quot; attack=&quot;155 &quot; baseSpeed=&quot;100 &quot; DEF=&quot;600 &quot; EHR=&quot;0&quot; ER=&quot;10&quot; maxToughness=&quot;60&quot; /&gt;">
            <text:p>&lt;Stats level="40 " maxHp="1329 " attack="155 " baseSpeed="100 " DEF="60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41 </text:p>
          </table:table-cell>
          <table:table-cell office:value-type="string">
            <text:p>1505 </text:p>
          </table:table-cell>
          <table:table-cell office:value-type="string">
            <text:p>163 </text:p>
          </table:table-cell>
          <table:table-cell office:value-type="string">
            <text:p>6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2]&amp;&quot;&quot;&quot; maxHp=&quot;&quot;&quot;&amp;[.B42]&amp;&quot;&quot;&quot; attack=&quot;&quot;&quot;&amp;[.C42]&amp;&quot;&quot;&quot; baseSpeed=&quot;&quot;&quot;&amp;[.E42]&amp;&quot;&quot;&quot; DEF=&quot;&quot;&quot;&amp;[.D42]&amp;&quot;&quot;&quot; EHR=&quot;&quot;&quot;&amp;LEFT([.F42];FIND(&quot;%&quot;;[.F42])-1)&amp;&quot;&quot;&quot; ER=&quot;&quot;&quot;&amp;LEFT([.G42];FIND(&quot;%&quot;;[.G42])-1)&amp;&quot;&quot;&quot; maxToughness=&quot;&quot;&quot;&amp;[.$H$1]&amp;&quot;&quot;&quot; /&gt;&quot;" office:value-type="string" office:string-value="&lt;Stats level=&quot;41 &quot; maxHp=&quot;1505 &quot; attack=&quot;163 &quot; baseSpeed=&quot;100 &quot; DEF=&quot;610 &quot; EHR=&quot;0&quot; ER=&quot;10&quot; maxToughness=&quot;60&quot; /&gt;">
            <text:p>&lt;Stats level="41 " maxHp="1505 " attack="163 " baseSpeed="100 " DEF="61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42 </text:p>
          </table:table-cell>
          <table:table-cell office:value-type="string">
            <text:p>1681 </text:p>
          </table:table-cell>
          <table:table-cell office:value-type="string">
            <text:p>171 </text:p>
          </table:table-cell>
          <table:table-cell office:value-type="string">
            <text:p>6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3]&amp;&quot;&quot;&quot; maxHp=&quot;&quot;&quot;&amp;[.B43]&amp;&quot;&quot;&quot; attack=&quot;&quot;&quot;&amp;[.C43]&amp;&quot;&quot;&quot; baseSpeed=&quot;&quot;&quot;&amp;[.E43]&amp;&quot;&quot;&quot; DEF=&quot;&quot;&quot;&amp;[.D43]&amp;&quot;&quot;&quot; EHR=&quot;&quot;&quot;&amp;LEFT([.F43];FIND(&quot;%&quot;;[.F43])-1)&amp;&quot;&quot;&quot; ER=&quot;&quot;&quot;&amp;LEFT([.G43];FIND(&quot;%&quot;;[.G43])-1)&amp;&quot;&quot;&quot; maxToughness=&quot;&quot;&quot;&amp;[.$H$1]&amp;&quot;&quot;&quot; /&gt;&quot;" office:value-type="string" office:string-value="&lt;Stats level=&quot;42 &quot; maxHp=&quot;1681 &quot; attack=&quot;171 &quot; baseSpeed=&quot;100 &quot; DEF=&quot;620 &quot; EHR=&quot;0&quot; ER=&quot;10&quot; maxToughness=&quot;60&quot; /&gt;">
            <text:p>&lt;Stats level="42 " maxHp="1681 " attack="171 " baseSpeed="100 " DEF="62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43 </text:p>
          </table:table-cell>
          <table:table-cell office:value-type="string">
            <text:p>1857 </text:p>
          </table:table-cell>
          <table:table-cell office:value-type="string">
            <text:p>179 </text:p>
          </table:table-cell>
          <table:table-cell office:value-type="string">
            <text:p>6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4]&amp;&quot;&quot;&quot; maxHp=&quot;&quot;&quot;&amp;[.B44]&amp;&quot;&quot;&quot; attack=&quot;&quot;&quot;&amp;[.C44]&amp;&quot;&quot;&quot; baseSpeed=&quot;&quot;&quot;&amp;[.E44]&amp;&quot;&quot;&quot; DEF=&quot;&quot;&quot;&amp;[.D44]&amp;&quot;&quot;&quot; EHR=&quot;&quot;&quot;&amp;LEFT([.F44];FIND(&quot;%&quot;;[.F44])-1)&amp;&quot;&quot;&quot; ER=&quot;&quot;&quot;&amp;LEFT([.G44];FIND(&quot;%&quot;;[.G44])-1)&amp;&quot;&quot;&quot; maxToughness=&quot;&quot;&quot;&amp;[.$H$1]&amp;&quot;&quot;&quot; /&gt;&quot;" office:value-type="string" office:string-value="&lt;Stats level=&quot;43 &quot; maxHp=&quot;1857 &quot; attack=&quot;179 &quot; baseSpeed=&quot;100 &quot; DEF=&quot;630 &quot; EHR=&quot;0&quot; ER=&quot;10&quot; maxToughness=&quot;60&quot; /&gt;">
            <text:p>&lt;Stats level="43 " maxHp="1857 " attack="179 " baseSpeed="100 " DEF="63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44 </text:p>
          </table:table-cell>
          <table:table-cell office:value-type="string">
            <text:p>2033 </text:p>
          </table:table-cell>
          <table:table-cell office:value-type="string">
            <text:p>187 </text:p>
          </table:table-cell>
          <table:table-cell office:value-type="string">
            <text:p>6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5]&amp;&quot;&quot;&quot; maxHp=&quot;&quot;&quot;&amp;[.B45]&amp;&quot;&quot;&quot; attack=&quot;&quot;&quot;&amp;[.C45]&amp;&quot;&quot;&quot; baseSpeed=&quot;&quot;&quot;&amp;[.E45]&amp;&quot;&quot;&quot; DEF=&quot;&quot;&quot;&amp;[.D45]&amp;&quot;&quot;&quot; EHR=&quot;&quot;&quot;&amp;LEFT([.F45];FIND(&quot;%&quot;;[.F45])-1)&amp;&quot;&quot;&quot; ER=&quot;&quot;&quot;&amp;LEFT([.G45];FIND(&quot;%&quot;;[.G45])-1)&amp;&quot;&quot;&quot; maxToughness=&quot;&quot;&quot;&amp;[.$H$1]&amp;&quot;&quot;&quot; /&gt;&quot;" office:value-type="string" office:string-value="&lt;Stats level=&quot;44 &quot; maxHp=&quot;2033 &quot; attack=&quot;187 &quot; baseSpeed=&quot;100 &quot; DEF=&quot;640 &quot; EHR=&quot;0&quot; ER=&quot;10&quot; maxToughness=&quot;60&quot; /&gt;">
            <text:p>&lt;Stats level="44 " maxHp="2033 " attack="187 " baseSpeed="100 " DEF="64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45 </text:p>
          </table:table-cell>
          <table:table-cell office:value-type="string">
            <text:p>2209 </text:p>
          </table:table-cell>
          <table:table-cell office:value-type="string">
            <text:p>195 </text:p>
          </table:table-cell>
          <table:table-cell office:value-type="string">
            <text:p>6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6]&amp;&quot;&quot;&quot; maxHp=&quot;&quot;&quot;&amp;[.B46]&amp;&quot;&quot;&quot; attack=&quot;&quot;&quot;&amp;[.C46]&amp;&quot;&quot;&quot; baseSpeed=&quot;&quot;&quot;&amp;[.E46]&amp;&quot;&quot;&quot; DEF=&quot;&quot;&quot;&amp;[.D46]&amp;&quot;&quot;&quot; EHR=&quot;&quot;&quot;&amp;LEFT([.F46];FIND(&quot;%&quot;;[.F46])-1)&amp;&quot;&quot;&quot; ER=&quot;&quot;&quot;&amp;LEFT([.G46];FIND(&quot;%&quot;;[.G46])-1)&amp;&quot;&quot;&quot; maxToughness=&quot;&quot;&quot;&amp;[.$H$1]&amp;&quot;&quot;&quot; /&gt;&quot;" office:value-type="string" office:string-value="&lt;Stats level=&quot;45 &quot; maxHp=&quot;2209 &quot; attack=&quot;195 &quot; baseSpeed=&quot;100 &quot; DEF=&quot;650 &quot; EHR=&quot;0&quot; ER=&quot;10&quot; maxToughness=&quot;60&quot; /&gt;">
            <text:p>&lt;Stats level="45 " maxHp="2209 " attack="195 " baseSpeed="100 " DEF="65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46 </text:p>
          </table:table-cell>
          <table:table-cell office:value-type="string">
            <text:p>2385 </text:p>
          </table:table-cell>
          <table:table-cell office:value-type="string">
            <text:p>203 </text:p>
          </table:table-cell>
          <table:table-cell office:value-type="string">
            <text:p>6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7]&amp;&quot;&quot;&quot; maxHp=&quot;&quot;&quot;&amp;[.B47]&amp;&quot;&quot;&quot; attack=&quot;&quot;&quot;&amp;[.C47]&amp;&quot;&quot;&quot; baseSpeed=&quot;&quot;&quot;&amp;[.E47]&amp;&quot;&quot;&quot; DEF=&quot;&quot;&quot;&amp;[.D47]&amp;&quot;&quot;&quot; EHR=&quot;&quot;&quot;&amp;LEFT([.F47];FIND(&quot;%&quot;;[.F47])-1)&amp;&quot;&quot;&quot; ER=&quot;&quot;&quot;&amp;LEFT([.G47];FIND(&quot;%&quot;;[.G47])-1)&amp;&quot;&quot;&quot; maxToughness=&quot;&quot;&quot;&amp;[.$H$1]&amp;&quot;&quot;&quot; /&gt;&quot;" office:value-type="string" office:string-value="&lt;Stats level=&quot;46 &quot; maxHp=&quot;2385 &quot; attack=&quot;203 &quot; baseSpeed=&quot;100 &quot; DEF=&quot;660 &quot; EHR=&quot;0&quot; ER=&quot;10&quot; maxToughness=&quot;60&quot; /&gt;">
            <text:p>&lt;Stats level="46 " maxHp="2385 " attack="203 " baseSpeed="100 " DEF="66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47 </text:p>
          </table:table-cell>
          <table:table-cell office:value-type="string">
            <text:p>2561 </text:p>
          </table:table-cell>
          <table:table-cell office:value-type="string">
            <text:p>210 </text:p>
          </table:table-cell>
          <table:table-cell office:value-type="string">
            <text:p>6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8]&amp;&quot;&quot;&quot; maxHp=&quot;&quot;&quot;&amp;[.B48]&amp;&quot;&quot;&quot; attack=&quot;&quot;&quot;&amp;[.C48]&amp;&quot;&quot;&quot; baseSpeed=&quot;&quot;&quot;&amp;[.E48]&amp;&quot;&quot;&quot; DEF=&quot;&quot;&quot;&amp;[.D48]&amp;&quot;&quot;&quot; EHR=&quot;&quot;&quot;&amp;LEFT([.F48];FIND(&quot;%&quot;;[.F48])-1)&amp;&quot;&quot;&quot; ER=&quot;&quot;&quot;&amp;LEFT([.G48];FIND(&quot;%&quot;;[.G48])-1)&amp;&quot;&quot;&quot; maxToughness=&quot;&quot;&quot;&amp;[.$H$1]&amp;&quot;&quot;&quot; /&gt;&quot;" office:value-type="string" office:string-value="&lt;Stats level=&quot;47 &quot; maxHp=&quot;2561 &quot; attack=&quot;210 &quot; baseSpeed=&quot;100 &quot; DEF=&quot;670 &quot; EHR=&quot;0&quot; ER=&quot;10&quot; maxToughness=&quot;60&quot; /&gt;">
            <text:p>&lt;Stats level="47 " maxHp="2561 " attack="210 " baseSpeed="100 " DEF="67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48 </text:p>
          </table:table-cell>
          <table:table-cell office:value-type="string">
            <text:p>2737 </text:p>
          </table:table-cell>
          <table:table-cell office:value-type="string">
            <text:p>218 </text:p>
          </table:table-cell>
          <table:table-cell office:value-type="string">
            <text:p>6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9]&amp;&quot;&quot;&quot; maxHp=&quot;&quot;&quot;&amp;[.B49]&amp;&quot;&quot;&quot; attack=&quot;&quot;&quot;&amp;[.C49]&amp;&quot;&quot;&quot; baseSpeed=&quot;&quot;&quot;&amp;[.E49]&amp;&quot;&quot;&quot; DEF=&quot;&quot;&quot;&amp;[.D49]&amp;&quot;&quot;&quot; EHR=&quot;&quot;&quot;&amp;LEFT([.F49];FIND(&quot;%&quot;;[.F49])-1)&amp;&quot;&quot;&quot; ER=&quot;&quot;&quot;&amp;LEFT([.G49];FIND(&quot;%&quot;;[.G49])-1)&amp;&quot;&quot;&quot; maxToughness=&quot;&quot;&quot;&amp;[.$H$1]&amp;&quot;&quot;&quot; /&gt;&quot;" office:value-type="string" office:string-value="&lt;Stats level=&quot;48 &quot; maxHp=&quot;2737 &quot; attack=&quot;218 &quot; baseSpeed=&quot;100 &quot; DEF=&quot;680 &quot; EHR=&quot;0&quot; ER=&quot;10&quot; maxToughness=&quot;60&quot; /&gt;">
            <text:p>&lt;Stats level="48 " maxHp="2737 " attack="218 " baseSpeed="100 " DEF="68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49 </text:p>
          </table:table-cell>
          <table:table-cell office:value-type="string">
            <text:p>2913 </text:p>
          </table:table-cell>
          <table:table-cell office:value-type="string">
            <text:p>226 </text:p>
          </table:table-cell>
          <table:table-cell office:value-type="string">
            <text:p>6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0]&amp;&quot;&quot;&quot; maxHp=&quot;&quot;&quot;&amp;[.B50]&amp;&quot;&quot;&quot; attack=&quot;&quot;&quot;&amp;[.C50]&amp;&quot;&quot;&quot; baseSpeed=&quot;&quot;&quot;&amp;[.E50]&amp;&quot;&quot;&quot; DEF=&quot;&quot;&quot;&amp;[.D50]&amp;&quot;&quot;&quot; EHR=&quot;&quot;&quot;&amp;LEFT([.F50];FIND(&quot;%&quot;;[.F50])-1)&amp;&quot;&quot;&quot; ER=&quot;&quot;&quot;&amp;LEFT([.G50];FIND(&quot;%&quot;;[.G50])-1)&amp;&quot;&quot;&quot; maxToughness=&quot;&quot;&quot;&amp;[.$H$1]&amp;&quot;&quot;&quot; /&gt;&quot;" office:value-type="string" office:string-value="&lt;Stats level=&quot;49 &quot; maxHp=&quot;2913 &quot; attack=&quot;226 &quot; baseSpeed=&quot;100 &quot; DEF=&quot;690 &quot; EHR=&quot;0&quot; ER=&quot;10&quot; maxToughness=&quot;60&quot; /&gt;">
            <text:p>&lt;Stats level="49 " maxHp="2913 " attack="226 " baseSpeed="100 " DEF="69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0 </text:p>
          </table:table-cell>
          <table:table-cell office:value-type="string">
            <text:p>3089 </text:p>
          </table:table-cell>
          <table:table-cell office:value-type="string">
            <text:p>234 </text:p>
          </table:table-cell>
          <table:table-cell office:value-type="string">
            <text:p>7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1]&amp;&quot;&quot;&quot; maxHp=&quot;&quot;&quot;&amp;[.B51]&amp;&quot;&quot;&quot; attack=&quot;&quot;&quot;&amp;[.C51]&amp;&quot;&quot;&quot; baseSpeed=&quot;&quot;&quot;&amp;[.E51]&amp;&quot;&quot;&quot; DEF=&quot;&quot;&quot;&amp;[.D51]&amp;&quot;&quot;&quot; EHR=&quot;&quot;&quot;&amp;LEFT([.F51];FIND(&quot;%&quot;;[.F51])-1)&amp;&quot;&quot;&quot; ER=&quot;&quot;&quot;&amp;LEFT([.G51];FIND(&quot;%&quot;;[.G51])-1)&amp;&quot;&quot;&quot; maxToughness=&quot;&quot;&quot;&amp;[.$H$1]&amp;&quot;&quot;&quot; /&gt;&quot;" office:value-type="string" office:string-value="&lt;Stats level=&quot;50 &quot; maxHp=&quot;3089 &quot; attack=&quot;234 &quot; baseSpeed=&quot;100 &quot; DEF=&quot;700 &quot; EHR=&quot;0&quot; ER=&quot;10&quot; maxToughness=&quot;60&quot; /&gt;">
            <text:p>&lt;Stats level="50 " maxHp="3089 " attack="234 " baseSpeed="100 " DEF="700 " EHR="0" ER="1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1 </text:p>
          </table:table-cell>
          <table:table-cell office:value-type="string">
            <text:p>3515 </text:p>
          </table:table-cell>
          <table:table-cell office:value-type="string">
            <text:p>244 </text:p>
          </table:table-cell>
          <table:table-cell office:value-type="string">
            <text:p>710 </text:p>
          </table:table-cell>
          <table:table-cell office:value-type="string">
            <text:p>100 </text:p>
          </table:table-cell>
          <table:table-cell table:style-name="ce2" office:value-type="string">
            <text:p>0.8% </text:p>
          </table:table-cell>
          <table:table-cell table:style-name="ce2" office:value-type="string">
            <text:p>10.4%</text:p>
          </table:table-cell>
          <table:table-cell table:formula="of:=&quot;&lt;Stats level=&quot;&quot;&quot;&amp;[.A52]&amp;&quot;&quot;&quot; maxHp=&quot;&quot;&quot;&amp;[.B52]&amp;&quot;&quot;&quot; attack=&quot;&quot;&quot;&amp;[.C52]&amp;&quot;&quot;&quot; baseSpeed=&quot;&quot;&quot;&amp;[.E52]&amp;&quot;&quot;&quot; DEF=&quot;&quot;&quot;&amp;[.D52]&amp;&quot;&quot;&quot; EHR=&quot;&quot;&quot;&amp;LEFT([.F52];FIND(&quot;%&quot;;[.F52])-1)&amp;&quot;&quot;&quot; ER=&quot;&quot;&quot;&amp;LEFT([.G52];FIND(&quot;%&quot;;[.G52])-1)&amp;&quot;&quot;&quot; maxToughness=&quot;&quot;&quot;&amp;[.$H$1]&amp;&quot;&quot;&quot; /&gt;&quot;" office:value-type="string" office:string-value="&lt;Stats level=&quot;51 &quot; maxHp=&quot;3515 &quot; attack=&quot;244 &quot; baseSpeed=&quot;100 &quot; DEF=&quot;710 &quot; EHR=&quot;0.8&quot; ER=&quot;10.4&quot; maxToughness=&quot;60&quot; /&gt;">
            <text:p>&lt;Stats level="51 " maxHp="3515 " attack="244 " baseSpeed="100 " DEF="710 " EHR="0.8" ER="10.4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2 </text:p>
          </table:table-cell>
          <table:table-cell office:value-type="string">
            <text:p>3942 </text:p>
          </table:table-cell>
          <table:table-cell office:value-type="string">
            <text:p>255 </text:p>
          </table:table-cell>
          <table:table-cell office:value-type="string">
            <text:p>720 </text:p>
          </table:table-cell>
          <table:table-cell office:value-type="string">
            <text:p>100 </text:p>
          </table:table-cell>
          <table:table-cell table:style-name="ce2" office:value-type="string">
            <text:p>1.6% </text:p>
          </table:table-cell>
          <table:table-cell table:style-name="ce2" office:value-type="string">
            <text:p>10.8%</text:p>
          </table:table-cell>
          <table:table-cell table:formula="of:=&quot;&lt;Stats level=&quot;&quot;&quot;&amp;[.A53]&amp;&quot;&quot;&quot; maxHp=&quot;&quot;&quot;&amp;[.B53]&amp;&quot;&quot;&quot; attack=&quot;&quot;&quot;&amp;[.C53]&amp;&quot;&quot;&quot; baseSpeed=&quot;&quot;&quot;&amp;[.E53]&amp;&quot;&quot;&quot; DEF=&quot;&quot;&quot;&amp;[.D53]&amp;&quot;&quot;&quot; EHR=&quot;&quot;&quot;&amp;LEFT([.F53];FIND(&quot;%&quot;;[.F53])-1)&amp;&quot;&quot;&quot; ER=&quot;&quot;&quot;&amp;LEFT([.G53];FIND(&quot;%&quot;;[.G53])-1)&amp;&quot;&quot;&quot; maxToughness=&quot;&quot;&quot;&amp;[.$H$1]&amp;&quot;&quot;&quot; /&gt;&quot;" office:value-type="string" office:string-value="&lt;Stats level=&quot;52 &quot; maxHp=&quot;3942 &quot; attack=&quot;255 &quot; baseSpeed=&quot;100 &quot; DEF=&quot;720 &quot; EHR=&quot;1.6&quot; ER=&quot;10.8&quot; maxToughness=&quot;60&quot; /&gt;">
            <text:p>&lt;Stats level="52 " maxHp="3942 " attack="255 " baseSpeed="100 " DEF="720 " EHR="1.6" ER="10.8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3 </text:p>
          </table:table-cell>
          <table:table-cell office:value-type="string">
            <text:p>4368 </text:p>
          </table:table-cell>
          <table:table-cell office:value-type="string">
            <text:p>265 </text:p>
          </table:table-cell>
          <table:table-cell office:value-type="string">
            <text:p>730 </text:p>
          </table:table-cell>
          <table:table-cell office:value-type="string">
            <text:p>100 </text:p>
          </table:table-cell>
          <table:table-cell table:style-name="ce2" office:value-type="string">
            <text:p>2.4% </text:p>
          </table:table-cell>
          <table:table-cell table:style-name="ce2" office:value-type="string">
            <text:p>11.2%</text:p>
          </table:table-cell>
          <table:table-cell table:formula="of:=&quot;&lt;Stats level=&quot;&quot;&quot;&amp;[.A54]&amp;&quot;&quot;&quot; maxHp=&quot;&quot;&quot;&amp;[.B54]&amp;&quot;&quot;&quot; attack=&quot;&quot;&quot;&amp;[.C54]&amp;&quot;&quot;&quot; baseSpeed=&quot;&quot;&quot;&amp;[.E54]&amp;&quot;&quot;&quot; DEF=&quot;&quot;&quot;&amp;[.D54]&amp;&quot;&quot;&quot; EHR=&quot;&quot;&quot;&amp;LEFT([.F54];FIND(&quot;%&quot;;[.F54])-1)&amp;&quot;&quot;&quot; ER=&quot;&quot;&quot;&amp;LEFT([.G54];FIND(&quot;%&quot;;[.G54])-1)&amp;&quot;&quot;&quot; maxToughness=&quot;&quot;&quot;&amp;[.$H$1]&amp;&quot;&quot;&quot; /&gt;&quot;" office:value-type="string" office:string-value="&lt;Stats level=&quot;53 &quot; maxHp=&quot;4368 &quot; attack=&quot;265 &quot; baseSpeed=&quot;100 &quot; DEF=&quot;730 &quot; EHR=&quot;2.4&quot; ER=&quot;11.2&quot; maxToughness=&quot;60&quot; /&gt;">
            <text:p>&lt;Stats level="53 " maxHp="4368 " attack="265 " baseSpeed="100 " DEF="730 " EHR="2.4" ER="11.2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4 </text:p>
          </table:table-cell>
          <table:table-cell office:value-type="string">
            <text:p>4795 </text:p>
          </table:table-cell>
          <table:table-cell office:value-type="string">
            <text:p>276 </text:p>
          </table:table-cell>
          <table:table-cell office:value-type="string">
            <text:p>740 </text:p>
          </table:table-cell>
          <table:table-cell office:value-type="string">
            <text:p>100 </text:p>
          </table:table-cell>
          <table:table-cell table:style-name="ce2" office:value-type="string">
            <text:p>3.2% </text:p>
          </table:table-cell>
          <table:table-cell table:style-name="ce2" office:value-type="string">
            <text:p>11.6%</text:p>
          </table:table-cell>
          <table:table-cell table:formula="of:=&quot;&lt;Stats level=&quot;&quot;&quot;&amp;[.A55]&amp;&quot;&quot;&quot; maxHp=&quot;&quot;&quot;&amp;[.B55]&amp;&quot;&quot;&quot; attack=&quot;&quot;&quot;&amp;[.C55]&amp;&quot;&quot;&quot; baseSpeed=&quot;&quot;&quot;&amp;[.E55]&amp;&quot;&quot;&quot; DEF=&quot;&quot;&quot;&amp;[.D55]&amp;&quot;&quot;&quot; EHR=&quot;&quot;&quot;&amp;LEFT([.F55];FIND(&quot;%&quot;;[.F55])-1)&amp;&quot;&quot;&quot; ER=&quot;&quot;&quot;&amp;LEFT([.G55];FIND(&quot;%&quot;;[.G55])-1)&amp;&quot;&quot;&quot; maxToughness=&quot;&quot;&quot;&amp;[.$H$1]&amp;&quot;&quot;&quot; /&gt;&quot;" office:value-type="string" office:string-value="&lt;Stats level=&quot;54 &quot; maxHp=&quot;4795 &quot; attack=&quot;276 &quot; baseSpeed=&quot;100 &quot; DEF=&quot;740 &quot; EHR=&quot;3.2&quot; ER=&quot;11.6&quot; maxToughness=&quot;60&quot; /&gt;">
            <text:p>&lt;Stats level="54 " maxHp="4795 " attack="276 " baseSpeed="100 " DEF="740 " EHR="3.2" ER="11.6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5 </text:p>
          </table:table-cell>
          <table:table-cell office:value-type="string">
            <text:p>5222 </text:p>
          </table:table-cell>
          <table:table-cell office:value-type="string">
            <text:p>286 </text:p>
          </table:table-cell>
          <table:table-cell office:value-type="string">
            <text:p>750 </text:p>
          </table:table-cell>
          <table:table-cell office:value-type="string">
            <text:p>100 </text:p>
          </table:table-cell>
          <table:table-cell office:value-type="string">
            <text:p>4% </text:p>
          </table:table-cell>
          <table:table-cell office:value-type="string">
            <text:p>12%</text:p>
          </table:table-cell>
          <table:table-cell table:formula="of:=&quot;&lt;Stats level=&quot;&quot;&quot;&amp;[.A56]&amp;&quot;&quot;&quot; maxHp=&quot;&quot;&quot;&amp;[.B56]&amp;&quot;&quot;&quot; attack=&quot;&quot;&quot;&amp;[.C56]&amp;&quot;&quot;&quot; baseSpeed=&quot;&quot;&quot;&amp;[.E56]&amp;&quot;&quot;&quot; DEF=&quot;&quot;&quot;&amp;[.D56]&amp;&quot;&quot;&quot; EHR=&quot;&quot;&quot;&amp;LEFT([.F56];FIND(&quot;%&quot;;[.F56])-1)&amp;&quot;&quot;&quot; ER=&quot;&quot;&quot;&amp;LEFT([.G56];FIND(&quot;%&quot;;[.G56])-1)&amp;&quot;&quot;&quot; maxToughness=&quot;&quot;&quot;&amp;[.$H$1]&amp;&quot;&quot;&quot; /&gt;&quot;" office:value-type="string" office:string-value="&lt;Stats level=&quot;55 &quot; maxHp=&quot;5222 &quot; attack=&quot;286 &quot; baseSpeed=&quot;100 &quot; DEF=&quot;750 &quot; EHR=&quot;4&quot; ER=&quot;12&quot; maxToughness=&quot;60&quot; /&gt;">
            <text:p>&lt;Stats level="55 " maxHp="5222 " attack="286 " baseSpeed="100 " DEF="750 " EHR="4" ER="12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6 </text:p>
          </table:table-cell>
          <table:table-cell office:value-type="string">
            <text:p>5648 </text:p>
          </table:table-cell>
          <table:table-cell office:value-type="string">
            <text:p>297 </text:p>
          </table:table-cell>
          <table:table-cell office:value-type="string">
            <text:p>760 </text:p>
          </table:table-cell>
          <table:table-cell office:value-type="string">
            <text:p>100 </text:p>
          </table:table-cell>
          <table:table-cell table:style-name="ce2" office:value-type="string">
            <text:p>4.8% </text:p>
          </table:table-cell>
          <table:table-cell table:style-name="ce2" office:value-type="string">
            <text:p>12.4%</text:p>
          </table:table-cell>
          <table:table-cell table:formula="of:=&quot;&lt;Stats level=&quot;&quot;&quot;&amp;[.A57]&amp;&quot;&quot;&quot; maxHp=&quot;&quot;&quot;&amp;[.B57]&amp;&quot;&quot;&quot; attack=&quot;&quot;&quot;&amp;[.C57]&amp;&quot;&quot;&quot; baseSpeed=&quot;&quot;&quot;&amp;[.E57]&amp;&quot;&quot;&quot; DEF=&quot;&quot;&quot;&amp;[.D57]&amp;&quot;&quot;&quot; EHR=&quot;&quot;&quot;&amp;LEFT([.F57];FIND(&quot;%&quot;;[.F57])-1)&amp;&quot;&quot;&quot; ER=&quot;&quot;&quot;&amp;LEFT([.G57];FIND(&quot;%&quot;;[.G57])-1)&amp;&quot;&quot;&quot; maxToughness=&quot;&quot;&quot;&amp;[.$H$1]&amp;&quot;&quot;&quot; /&gt;&quot;" office:value-type="string" office:string-value="&lt;Stats level=&quot;56 &quot; maxHp=&quot;5648 &quot; attack=&quot;297 &quot; baseSpeed=&quot;100 &quot; DEF=&quot;760 &quot; EHR=&quot;4.8&quot; ER=&quot;12.4&quot; maxToughness=&quot;60&quot; /&gt;">
            <text:p>&lt;Stats level="56 " maxHp="5648 " attack="297 " baseSpeed="100 " DEF="760 " EHR="4.8" ER="12.4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7 </text:p>
          </table:table-cell>
          <table:table-cell office:value-type="string">
            <text:p>6075 </text:p>
          </table:table-cell>
          <table:table-cell office:value-type="string">
            <text:p>307 </text:p>
          </table:table-cell>
          <table:table-cell office:value-type="string">
            <text:p>770 </text:p>
          </table:table-cell>
          <table:table-cell office:value-type="string">
            <text:p>100 </text:p>
          </table:table-cell>
          <table:table-cell table:style-name="ce2" office:value-type="string">
            <text:p>5.6% </text:p>
          </table:table-cell>
          <table:table-cell table:style-name="ce2" office:value-type="string">
            <text:p>12.8%</text:p>
          </table:table-cell>
          <table:table-cell table:formula="of:=&quot;&lt;Stats level=&quot;&quot;&quot;&amp;[.A58]&amp;&quot;&quot;&quot; maxHp=&quot;&quot;&quot;&amp;[.B58]&amp;&quot;&quot;&quot; attack=&quot;&quot;&quot;&amp;[.C58]&amp;&quot;&quot;&quot; baseSpeed=&quot;&quot;&quot;&amp;[.E58]&amp;&quot;&quot;&quot; DEF=&quot;&quot;&quot;&amp;[.D58]&amp;&quot;&quot;&quot; EHR=&quot;&quot;&quot;&amp;LEFT([.F58];FIND(&quot;%&quot;;[.F58])-1)&amp;&quot;&quot;&quot; ER=&quot;&quot;&quot;&amp;LEFT([.G58];FIND(&quot;%&quot;;[.G58])-1)&amp;&quot;&quot;&quot; maxToughness=&quot;&quot;&quot;&amp;[.$H$1]&amp;&quot;&quot;&quot; /&gt;&quot;" office:value-type="string" office:string-value="&lt;Stats level=&quot;57 &quot; maxHp=&quot;6075 &quot; attack=&quot;307 &quot; baseSpeed=&quot;100 &quot; DEF=&quot;770 &quot; EHR=&quot;5.6&quot; ER=&quot;12.8&quot; maxToughness=&quot;60&quot; /&gt;">
            <text:p>&lt;Stats level="57 " maxHp="6075 " attack="307 " baseSpeed="100 " DEF="770 " EHR="5.6" ER="12.8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8 </text:p>
          </table:table-cell>
          <table:table-cell office:value-type="string">
            <text:p>6502 </text:p>
          </table:table-cell>
          <table:table-cell office:value-type="string">
            <text:p>317 </text:p>
          </table:table-cell>
          <table:table-cell office:value-type="string">
            <text:p>780 </text:p>
          </table:table-cell>
          <table:table-cell office:value-type="string">
            <text:p>100 </text:p>
          </table:table-cell>
          <table:table-cell table:style-name="ce2" office:value-type="string">
            <text:p>6.4% </text:p>
          </table:table-cell>
          <table:table-cell table:style-name="ce2" office:value-type="string">
            <text:p>13.2%</text:p>
          </table:table-cell>
          <table:table-cell table:formula="of:=&quot;&lt;Stats level=&quot;&quot;&quot;&amp;[.A59]&amp;&quot;&quot;&quot; maxHp=&quot;&quot;&quot;&amp;[.B59]&amp;&quot;&quot;&quot; attack=&quot;&quot;&quot;&amp;[.C59]&amp;&quot;&quot;&quot; baseSpeed=&quot;&quot;&quot;&amp;[.E59]&amp;&quot;&quot;&quot; DEF=&quot;&quot;&quot;&amp;[.D59]&amp;&quot;&quot;&quot; EHR=&quot;&quot;&quot;&amp;LEFT([.F59];FIND(&quot;%&quot;;[.F59])-1)&amp;&quot;&quot;&quot; ER=&quot;&quot;&quot;&amp;LEFT([.G59];FIND(&quot;%&quot;;[.G59])-1)&amp;&quot;&quot;&quot; maxToughness=&quot;&quot;&quot;&amp;[.$H$1]&amp;&quot;&quot;&quot; /&gt;&quot;" office:value-type="string" office:string-value="&lt;Stats level=&quot;58 &quot; maxHp=&quot;6502 &quot; attack=&quot;317 &quot; baseSpeed=&quot;100 &quot; DEF=&quot;780 &quot; EHR=&quot;6.4&quot; ER=&quot;13.2&quot; maxToughness=&quot;60&quot; /&gt;">
            <text:p>&lt;Stats level="58 " maxHp="6502 " attack="317 " baseSpeed="100 " DEF="780 " EHR="6.4" ER="13.2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59 </text:p>
          </table:table-cell>
          <table:table-cell office:value-type="string">
            <text:p>6928 </text:p>
          </table:table-cell>
          <table:table-cell office:value-type="string">
            <text:p>328 </text:p>
          </table:table-cell>
          <table:table-cell office:value-type="string">
            <text:p>790 </text:p>
          </table:table-cell>
          <table:table-cell office:value-type="string">
            <text:p>100 </text:p>
          </table:table-cell>
          <table:table-cell table:style-name="ce2" office:value-type="string">
            <text:p>7.2% </text:p>
          </table:table-cell>
          <table:table-cell table:style-name="ce2" office:value-type="string">
            <text:p>13.6%</text:p>
          </table:table-cell>
          <table:table-cell table:formula="of:=&quot;&lt;Stats level=&quot;&quot;&quot;&amp;[.A60]&amp;&quot;&quot;&quot; maxHp=&quot;&quot;&quot;&amp;[.B60]&amp;&quot;&quot;&quot; attack=&quot;&quot;&quot;&amp;[.C60]&amp;&quot;&quot;&quot; baseSpeed=&quot;&quot;&quot;&amp;[.E60]&amp;&quot;&quot;&quot; DEF=&quot;&quot;&quot;&amp;[.D60]&amp;&quot;&quot;&quot; EHR=&quot;&quot;&quot;&amp;LEFT([.F60];FIND(&quot;%&quot;;[.F60])-1)&amp;&quot;&quot;&quot; ER=&quot;&quot;&quot;&amp;LEFT([.G60];FIND(&quot;%&quot;;[.G60])-1)&amp;&quot;&quot;&quot; maxToughness=&quot;&quot;&quot;&amp;[.$H$1]&amp;&quot;&quot;&quot; /&gt;&quot;" office:value-type="string" office:string-value="&lt;Stats level=&quot;59 &quot; maxHp=&quot;6928 &quot; attack=&quot;328 &quot; baseSpeed=&quot;100 &quot; DEF=&quot;790 &quot; EHR=&quot;7.2&quot; ER=&quot;13.6&quot; maxToughness=&quot;60&quot; /&gt;">
            <text:p>&lt;Stats level="59 " maxHp="6928 " attack="328 " baseSpeed="100 " DEF="790 " EHR="7.2" ER="13.6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0 </text:p>
          </table:table-cell>
          <table:table-cell office:value-type="string">
            <text:p>7355 </text:p>
          </table:table-cell>
          <table:table-cell office:value-type="string">
            <text:p>338 </text:p>
          </table:table-cell>
          <table:table-cell office:value-type="string">
            <text:p>800 </text:p>
          </table:table-cell>
          <table:table-cell office:value-type="string">
            <text:p>100 </text:p>
          </table:table-cell>
          <table:table-cell office:value-type="string">
            <text:p>8% </text:p>
          </table:table-cell>
          <table:table-cell office:value-type="string">
            <text:p>14%</text:p>
          </table:table-cell>
          <table:table-cell table:formula="of:=&quot;&lt;Stats level=&quot;&quot;&quot;&amp;[.A61]&amp;&quot;&quot;&quot; maxHp=&quot;&quot;&quot;&amp;[.B61]&amp;&quot;&quot;&quot; attack=&quot;&quot;&quot;&amp;[.C61]&amp;&quot;&quot;&quot; baseSpeed=&quot;&quot;&quot;&amp;[.E61]&amp;&quot;&quot;&quot; DEF=&quot;&quot;&quot;&amp;[.D61]&amp;&quot;&quot;&quot; EHR=&quot;&quot;&quot;&amp;LEFT([.F61];FIND(&quot;%&quot;;[.F61])-1)&amp;&quot;&quot;&quot; ER=&quot;&quot;&quot;&amp;LEFT([.G61];FIND(&quot;%&quot;;[.G61])-1)&amp;&quot;&quot;&quot; maxToughness=&quot;&quot;&quot;&amp;[.$H$1]&amp;&quot;&quot;&quot; /&gt;&quot;" office:value-type="string" office:string-value="&lt;Stats level=&quot;60 &quot; maxHp=&quot;7355 &quot; attack=&quot;338 &quot; baseSpeed=&quot;100 &quot; DEF=&quot;800 &quot; EHR=&quot;8&quot; ER=&quot;14&quot; maxToughness=&quot;60&quot; /&gt;">
            <text:p>&lt;Stats level="60 " maxHp="7355 " attack="338 " baseSpeed="100 " DEF="800 " EHR="8" ER="14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1 </text:p>
          </table:table-cell>
          <table:table-cell office:value-type="string">
            <text:p>7945 </text:p>
          </table:table-cell>
          <table:table-cell office:value-type="string">
            <text:p>348 </text:p>
          </table:table-cell>
          <table:table-cell office:value-type="string">
            <text:p>810 </text:p>
          </table:table-cell>
          <table:table-cell office:value-type="string">
            <text:p>100 </text:p>
          </table:table-cell>
          <table:table-cell table:style-name="ce2" office:value-type="string">
            <text:p>8.8% </text:p>
          </table:table-cell>
          <table:table-cell table:style-name="ce2" office:value-type="string">
            <text:p>14.4%</text:p>
          </table:table-cell>
          <table:table-cell table:formula="of:=&quot;&lt;Stats level=&quot;&quot;&quot;&amp;[.A62]&amp;&quot;&quot;&quot; maxHp=&quot;&quot;&quot;&amp;[.B62]&amp;&quot;&quot;&quot; attack=&quot;&quot;&quot;&amp;[.C62]&amp;&quot;&quot;&quot; baseSpeed=&quot;&quot;&quot;&amp;[.E62]&amp;&quot;&quot;&quot; DEF=&quot;&quot;&quot;&amp;[.D62]&amp;&quot;&quot;&quot; EHR=&quot;&quot;&quot;&amp;LEFT([.F62];FIND(&quot;%&quot;;[.F62])-1)&amp;&quot;&quot;&quot; ER=&quot;&quot;&quot;&amp;LEFT([.G62];FIND(&quot;%&quot;;[.G62])-1)&amp;&quot;&quot;&quot; maxToughness=&quot;&quot;&quot;&amp;[.$H$1]&amp;&quot;&quot;&quot; /&gt;&quot;" office:value-type="string" office:string-value="&lt;Stats level=&quot;61 &quot; maxHp=&quot;7945 &quot; attack=&quot;348 &quot; baseSpeed=&quot;100 &quot; DEF=&quot;810 &quot; EHR=&quot;8.8&quot; ER=&quot;14.4&quot; maxToughness=&quot;60&quot; /&gt;">
            <text:p>&lt;Stats level="61 " maxHp="7945 " attack="348 " baseSpeed="100 " DEF="810 " EHR="8.8" ER="14.4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2 </text:p>
          </table:table-cell>
          <table:table-cell office:value-type="string">
            <text:p>8534 </text:p>
          </table:table-cell>
          <table:table-cell office:value-type="string">
            <text:p>358 </text:p>
          </table:table-cell>
          <table:table-cell office:value-type="string">
            <text:p>820 </text:p>
          </table:table-cell>
          <table:table-cell office:value-type="string">
            <text:p>100 </text:p>
          </table:table-cell>
          <table:table-cell table:style-name="ce2" office:value-type="string">
            <text:p>9.6% </text:p>
          </table:table-cell>
          <table:table-cell table:style-name="ce2" office:value-type="string">
            <text:p>14.8%</text:p>
          </table:table-cell>
          <table:table-cell table:formula="of:=&quot;&lt;Stats level=&quot;&quot;&quot;&amp;[.A63]&amp;&quot;&quot;&quot; maxHp=&quot;&quot;&quot;&amp;[.B63]&amp;&quot;&quot;&quot; attack=&quot;&quot;&quot;&amp;[.C63]&amp;&quot;&quot;&quot; baseSpeed=&quot;&quot;&quot;&amp;[.E63]&amp;&quot;&quot;&quot; DEF=&quot;&quot;&quot;&amp;[.D63]&amp;&quot;&quot;&quot; EHR=&quot;&quot;&quot;&amp;LEFT([.F63];FIND(&quot;%&quot;;[.F63])-1)&amp;&quot;&quot;&quot; ER=&quot;&quot;&quot;&amp;LEFT([.G63];FIND(&quot;%&quot;;[.G63])-1)&amp;&quot;&quot;&quot; maxToughness=&quot;&quot;&quot;&amp;[.$H$1]&amp;&quot;&quot;&quot; /&gt;&quot;" office:value-type="string" office:string-value="&lt;Stats level=&quot;62 &quot; maxHp=&quot;8534 &quot; attack=&quot;358 &quot; baseSpeed=&quot;100 &quot; DEF=&quot;820 &quot; EHR=&quot;9.6&quot; ER=&quot;14.8&quot; maxToughness=&quot;60&quot; /&gt;">
            <text:p>&lt;Stats level="62 " maxHp="8534 " attack="358 " baseSpeed="100 " DEF="820 " EHR="9.6" ER="14.8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3 </text:p>
          </table:table-cell>
          <table:table-cell office:value-type="string">
            <text:p>9124 </text:p>
          </table:table-cell>
          <table:table-cell office:value-type="string">
            <text:p>368 </text:p>
          </table:table-cell>
          <table:table-cell office:value-type="string">
            <text:p>830 </text:p>
          </table:table-cell>
          <table:table-cell office:value-type="string">
            <text:p>100 </text:p>
          </table:table-cell>
          <table:table-cell table:style-name="ce2" office:value-type="string">
            <text:p>10.4% </text:p>
          </table:table-cell>
          <table:table-cell table:style-name="ce2" office:value-type="string">
            <text:p>15.2%</text:p>
          </table:table-cell>
          <table:table-cell table:formula="of:=&quot;&lt;Stats level=&quot;&quot;&quot;&amp;[.A64]&amp;&quot;&quot;&quot; maxHp=&quot;&quot;&quot;&amp;[.B64]&amp;&quot;&quot;&quot; attack=&quot;&quot;&quot;&amp;[.C64]&amp;&quot;&quot;&quot; baseSpeed=&quot;&quot;&quot;&amp;[.E64]&amp;&quot;&quot;&quot; DEF=&quot;&quot;&quot;&amp;[.D64]&amp;&quot;&quot;&quot; EHR=&quot;&quot;&quot;&amp;LEFT([.F64];FIND(&quot;%&quot;;[.F64])-1)&amp;&quot;&quot;&quot; ER=&quot;&quot;&quot;&amp;LEFT([.G64];FIND(&quot;%&quot;;[.G64])-1)&amp;&quot;&quot;&quot; maxToughness=&quot;&quot;&quot;&amp;[.$H$1]&amp;&quot;&quot;&quot; /&gt;&quot;" office:value-type="string" office:string-value="&lt;Stats level=&quot;63 &quot; maxHp=&quot;9124 &quot; attack=&quot;368 &quot; baseSpeed=&quot;100 &quot; DEF=&quot;830 &quot; EHR=&quot;10.4&quot; ER=&quot;15.2&quot; maxToughness=&quot;60&quot; /&gt;">
            <text:p>&lt;Stats level="63 " maxHp="9124 " attack="368 " baseSpeed="100 " DEF="830 " EHR="10.4" ER="15.2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4 </text:p>
          </table:table-cell>
          <table:table-cell office:value-type="string">
            <text:p>9713 </text:p>
          </table:table-cell>
          <table:table-cell office:value-type="string">
            <text:p>377 </text:p>
          </table:table-cell>
          <table:table-cell office:value-type="string">
            <text:p>840 </text:p>
          </table:table-cell>
          <table:table-cell office:value-type="string">
            <text:p>100 </text:p>
          </table:table-cell>
          <table:table-cell table:style-name="ce2" office:value-type="string">
            <text:p>11.2% </text:p>
          </table:table-cell>
          <table:table-cell table:style-name="ce2" office:value-type="string">
            <text:p>15.6%</text:p>
          </table:table-cell>
          <table:table-cell table:formula="of:=&quot;&lt;Stats level=&quot;&quot;&quot;&amp;[.A65]&amp;&quot;&quot;&quot; maxHp=&quot;&quot;&quot;&amp;[.B65]&amp;&quot;&quot;&quot; attack=&quot;&quot;&quot;&amp;[.C65]&amp;&quot;&quot;&quot; baseSpeed=&quot;&quot;&quot;&amp;[.E65]&amp;&quot;&quot;&quot; DEF=&quot;&quot;&quot;&amp;[.D65]&amp;&quot;&quot;&quot; EHR=&quot;&quot;&quot;&amp;LEFT([.F65];FIND(&quot;%&quot;;[.F65])-1)&amp;&quot;&quot;&quot; ER=&quot;&quot;&quot;&amp;LEFT([.G65];FIND(&quot;%&quot;;[.G65])-1)&amp;&quot;&quot;&quot; maxToughness=&quot;&quot;&quot;&amp;[.$H$1]&amp;&quot;&quot;&quot; /&gt;&quot;" office:value-type="string" office:string-value="&lt;Stats level=&quot;64 &quot; maxHp=&quot;9713 &quot; attack=&quot;377 &quot; baseSpeed=&quot;100 &quot; DEF=&quot;840 &quot; EHR=&quot;11.2&quot; ER=&quot;15.6&quot; maxToughness=&quot;60&quot; /&gt;">
            <text:p>&lt;Stats level="64 " maxHp="9713 " attack="377 " baseSpeed="100 " DEF="840 " EHR="11.2" ER="15.6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5 </text:p>
          </table:table-cell>
          <table:table-cell office:value-type="string">
            <text:p>10303 </text:p>
          </table:table-cell>
          <table:table-cell office:value-type="string">
            <text:p>387 </text:p>
          </table:table-cell>
          <table:table-cell office:value-type="string">
            <text:p>850 </text:p>
          </table:table-cell>
          <table:table-cell office:value-type="string">
            <text:p>110 </text:p>
          </table:table-cell>
          <table:table-cell office:value-type="string">
            <text:p>12% </text:p>
          </table:table-cell>
          <table:table-cell office:value-type="string">
            <text:p>16%</text:p>
          </table:table-cell>
          <table:table-cell table:formula="of:=&quot;&lt;Stats level=&quot;&quot;&quot;&amp;[.A66]&amp;&quot;&quot;&quot; maxHp=&quot;&quot;&quot;&amp;[.B66]&amp;&quot;&quot;&quot; attack=&quot;&quot;&quot;&amp;[.C66]&amp;&quot;&quot;&quot; baseSpeed=&quot;&quot;&quot;&amp;[.E66]&amp;&quot;&quot;&quot; DEF=&quot;&quot;&quot;&amp;[.D66]&amp;&quot;&quot;&quot; EHR=&quot;&quot;&quot;&amp;LEFT([.F66];FIND(&quot;%&quot;;[.F66])-1)&amp;&quot;&quot;&quot; ER=&quot;&quot;&quot;&amp;LEFT([.G66];FIND(&quot;%&quot;;[.G66])-1)&amp;&quot;&quot;&quot; maxToughness=&quot;&quot;&quot;&amp;[.$H$1]&amp;&quot;&quot;&quot; /&gt;&quot;" office:value-type="string" office:string-value="&lt;Stats level=&quot;65 &quot; maxHp=&quot;10303 &quot; attack=&quot;387 &quot; baseSpeed=&quot;110 &quot; DEF=&quot;850 &quot; EHR=&quot;12&quot; ER=&quot;16&quot; maxToughness=&quot;60&quot; /&gt;">
            <text:p>&lt;Stats level="65 " maxHp="10303 " attack="387 " baseSpeed="110 " DEF="850 " EHR="12" ER="16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6 </text:p>
          </table:table-cell>
          <table:table-cell office:value-type="string">
            <text:p>10892 </text:p>
          </table:table-cell>
          <table:table-cell office:value-type="string">
            <text:p>397 </text:p>
          </table:table-cell>
          <table:table-cell office:value-type="string">
            <text:p>860 </text:p>
          </table:table-cell>
          <table:table-cell office:value-type="string">
            <text:p>110 </text:p>
          </table:table-cell>
          <table:table-cell table:style-name="ce2" office:value-type="string">
            <text:p>12.8% </text:p>
          </table:table-cell>
          <table:table-cell table:style-name="ce2" office:value-type="string">
            <text:p>16.4%</text:p>
          </table:table-cell>
          <table:table-cell table:formula="of:=&quot;&lt;Stats level=&quot;&quot;&quot;&amp;[.A67]&amp;&quot;&quot;&quot; maxHp=&quot;&quot;&quot;&amp;[.B67]&amp;&quot;&quot;&quot; attack=&quot;&quot;&quot;&amp;[.C67]&amp;&quot;&quot;&quot; baseSpeed=&quot;&quot;&quot;&amp;[.E67]&amp;&quot;&quot;&quot; DEF=&quot;&quot;&quot;&amp;[.D67]&amp;&quot;&quot;&quot; EHR=&quot;&quot;&quot;&amp;LEFT([.F67];FIND(&quot;%&quot;;[.F67])-1)&amp;&quot;&quot;&quot; ER=&quot;&quot;&quot;&amp;LEFT([.G67];FIND(&quot;%&quot;;[.G67])-1)&amp;&quot;&quot;&quot; maxToughness=&quot;&quot;&quot;&amp;[.$H$1]&amp;&quot;&quot;&quot; /&gt;&quot;" office:value-type="string" office:string-value="&lt;Stats level=&quot;66 &quot; maxHp=&quot;10892 &quot; attack=&quot;397 &quot; baseSpeed=&quot;110 &quot; DEF=&quot;860 &quot; EHR=&quot;12.8&quot; ER=&quot;16.4&quot; maxToughness=&quot;60&quot; /&gt;">
            <text:p>&lt;Stats level="66 " maxHp="10892 " attack="397 " baseSpeed="110 " DEF="860 " EHR="12.8" ER="16.4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7 </text:p>
          </table:table-cell>
          <table:table-cell office:value-type="string">
            <text:p>11482 </text:p>
          </table:table-cell>
          <table:table-cell office:value-type="string">
            <text:p>407 </text:p>
          </table:table-cell>
          <table:table-cell office:value-type="string">
            <text:p>870 </text:p>
          </table:table-cell>
          <table:table-cell office:value-type="string">
            <text:p>110 </text:p>
          </table:table-cell>
          <table:table-cell table:style-name="ce2" office:value-type="string">
            <text:p>13.6% </text:p>
          </table:table-cell>
          <table:table-cell table:style-name="ce2" office:value-type="string">
            <text:p>16.8%</text:p>
          </table:table-cell>
          <table:table-cell table:formula="of:=&quot;&lt;Stats level=&quot;&quot;&quot;&amp;[.A68]&amp;&quot;&quot;&quot; maxHp=&quot;&quot;&quot;&amp;[.B68]&amp;&quot;&quot;&quot; attack=&quot;&quot;&quot;&amp;[.C68]&amp;&quot;&quot;&quot; baseSpeed=&quot;&quot;&quot;&amp;[.E68]&amp;&quot;&quot;&quot; DEF=&quot;&quot;&quot;&amp;[.D68]&amp;&quot;&quot;&quot; EHR=&quot;&quot;&quot;&amp;LEFT([.F68];FIND(&quot;%&quot;;[.F68])-1)&amp;&quot;&quot;&quot; ER=&quot;&quot;&quot;&amp;LEFT([.G68];FIND(&quot;%&quot;;[.G68])-1)&amp;&quot;&quot;&quot; maxToughness=&quot;&quot;&quot;&amp;[.$H$1]&amp;&quot;&quot;&quot; /&gt;&quot;" office:value-type="string" office:string-value="&lt;Stats level=&quot;67 &quot; maxHp=&quot;11482 &quot; attack=&quot;407 &quot; baseSpeed=&quot;110 &quot; DEF=&quot;870 &quot; EHR=&quot;13.6&quot; ER=&quot;16.8&quot; maxToughness=&quot;60&quot; /&gt;">
            <text:p>&lt;Stats level="67 " maxHp="11482 " attack="407 " baseSpeed="110 " DEF="870 " EHR="13.6" ER="16.8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8 </text:p>
          </table:table-cell>
          <table:table-cell office:value-type="string">
            <text:p>12072 </text:p>
          </table:table-cell>
          <table:table-cell office:value-type="string">
            <text:p>416 </text:p>
          </table:table-cell>
          <table:table-cell office:value-type="string">
            <text:p>880 </text:p>
          </table:table-cell>
          <table:table-cell office:value-type="string">
            <text:p>110 </text:p>
          </table:table-cell>
          <table:table-cell table:style-name="ce2" office:value-type="string">
            <text:p>14.4% </text:p>
          </table:table-cell>
          <table:table-cell table:style-name="ce2" office:value-type="string">
            <text:p>17.2%</text:p>
          </table:table-cell>
          <table:table-cell table:formula="of:=&quot;&lt;Stats level=&quot;&quot;&quot;&amp;[.A69]&amp;&quot;&quot;&quot; maxHp=&quot;&quot;&quot;&amp;[.B69]&amp;&quot;&quot;&quot; attack=&quot;&quot;&quot;&amp;[.C69]&amp;&quot;&quot;&quot; baseSpeed=&quot;&quot;&quot;&amp;[.E69]&amp;&quot;&quot;&quot; DEF=&quot;&quot;&quot;&amp;[.D69]&amp;&quot;&quot;&quot; EHR=&quot;&quot;&quot;&amp;LEFT([.F69];FIND(&quot;%&quot;;[.F69])-1)&amp;&quot;&quot;&quot; ER=&quot;&quot;&quot;&amp;LEFT([.G69];FIND(&quot;%&quot;;[.G69])-1)&amp;&quot;&quot;&quot; maxToughness=&quot;&quot;&quot;&amp;[.$H$1]&amp;&quot;&quot;&quot; /&gt;&quot;" office:value-type="string" office:string-value="&lt;Stats level=&quot;68 &quot; maxHp=&quot;12072 &quot; attack=&quot;416 &quot; baseSpeed=&quot;110 &quot; DEF=&quot;880 &quot; EHR=&quot;14.4&quot; ER=&quot;17.2&quot; maxToughness=&quot;60&quot; /&gt;">
            <text:p>&lt;Stats level="68 " maxHp="12072 " attack="416 " baseSpeed="110 " DEF="880 " EHR="14.4" ER="17.2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69 </text:p>
          </table:table-cell>
          <table:table-cell office:value-type="string">
            <text:p>12661 </text:p>
          </table:table-cell>
          <table:table-cell office:value-type="string">
            <text:p>426 </text:p>
          </table:table-cell>
          <table:table-cell office:value-type="string">
            <text:p>890 </text:p>
          </table:table-cell>
          <table:table-cell office:value-type="string">
            <text:p>110 </text:p>
          </table:table-cell>
          <table:table-cell table:style-name="ce2" office:value-type="string">
            <text:p>15.2% </text:p>
          </table:table-cell>
          <table:table-cell table:style-name="ce2" office:value-type="string">
            <text:p>17.6%</text:p>
          </table:table-cell>
          <table:table-cell table:formula="of:=&quot;&lt;Stats level=&quot;&quot;&quot;&amp;[.A70]&amp;&quot;&quot;&quot; maxHp=&quot;&quot;&quot;&amp;[.B70]&amp;&quot;&quot;&quot; attack=&quot;&quot;&quot;&amp;[.C70]&amp;&quot;&quot;&quot; baseSpeed=&quot;&quot;&quot;&amp;[.E70]&amp;&quot;&quot;&quot; DEF=&quot;&quot;&quot;&amp;[.D70]&amp;&quot;&quot;&quot; EHR=&quot;&quot;&quot;&amp;LEFT([.F70];FIND(&quot;%&quot;;[.F70])-1)&amp;&quot;&quot;&quot; ER=&quot;&quot;&quot;&amp;LEFT([.G70];FIND(&quot;%&quot;;[.G70])-1)&amp;&quot;&quot;&quot; maxToughness=&quot;&quot;&quot;&amp;[.$H$1]&amp;&quot;&quot;&quot; /&gt;&quot;" office:value-type="string" office:string-value="&lt;Stats level=&quot;69 &quot; maxHp=&quot;12661 &quot; attack=&quot;426 &quot; baseSpeed=&quot;110 &quot; DEF=&quot;890 &quot; EHR=&quot;15.2&quot; ER=&quot;17.6&quot; maxToughness=&quot;60&quot; /&gt;">
            <text:p>&lt;Stats level="69 " maxHp="12661 " attack="426 " baseSpeed="110 " DEF="890 " EHR="15.2" ER="17.6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0 </text:p>
          </table:table-cell>
          <table:table-cell office:value-type="string">
            <text:p>13251 </text:p>
          </table:table-cell>
          <table:table-cell office:value-type="string">
            <text:p>436 </text:p>
          </table:table-cell>
          <table:table-cell office:value-type="string">
            <text:p>900 </text:p>
          </table:table-cell>
          <table:table-cell office:value-type="string">
            <text:p>110 </text:p>
          </table:table-cell>
          <table:table-cell office:value-type="string">
            <text:p>16% </text:p>
          </table:table-cell>
          <table:table-cell office:value-type="string">
            <text:p>18%</text:p>
          </table:table-cell>
          <table:table-cell table:formula="of:=&quot;&lt;Stats level=&quot;&quot;&quot;&amp;[.A71]&amp;&quot;&quot;&quot; maxHp=&quot;&quot;&quot;&amp;[.B71]&amp;&quot;&quot;&quot; attack=&quot;&quot;&quot;&amp;[.C71]&amp;&quot;&quot;&quot; baseSpeed=&quot;&quot;&quot;&amp;[.E71]&amp;&quot;&quot;&quot; DEF=&quot;&quot;&quot;&amp;[.D71]&amp;&quot;&quot;&quot; EHR=&quot;&quot;&quot;&amp;LEFT([.F71];FIND(&quot;%&quot;;[.F71])-1)&amp;&quot;&quot;&quot; ER=&quot;&quot;&quot;&amp;LEFT([.G71];FIND(&quot;%&quot;;[.G71])-1)&amp;&quot;&quot;&quot; maxToughness=&quot;&quot;&quot;&amp;[.$H$1]&amp;&quot;&quot;&quot; /&gt;&quot;" office:value-type="string" office:string-value="&lt;Stats level=&quot;70 &quot; maxHp=&quot;13251 &quot; attack=&quot;436 &quot; baseSpeed=&quot;110 &quot; DEF=&quot;900 &quot; EHR=&quot;16&quot; ER=&quot;18&quot; maxToughness=&quot;60&quot; /&gt;">
            <text:p>&lt;Stats level="70 " maxHp="13251 " attack="436 " baseSpeed="110 " DEF="900 " EHR="16" ER="18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1 </text:p>
          </table:table-cell>
          <table:table-cell office:value-type="string">
            <text:p>13990 </text:p>
          </table:table-cell>
          <table:table-cell office:value-type="string">
            <text:p>447 </text:p>
          </table:table-cell>
          <table:table-cell office:value-type="string">
            <text:p>910 </text:p>
          </table:table-cell>
          <table:table-cell office:value-type="string">
            <text:p>110 </text:p>
          </table:table-cell>
          <table:table-cell table:style-name="ce2" office:value-type="string">
            <text:p>16.8% </text:p>
          </table:table-cell>
          <table:table-cell table:style-name="ce2" office:value-type="string">
            <text:p>18.4%</text:p>
          </table:table-cell>
          <table:table-cell table:formula="of:=&quot;&lt;Stats level=&quot;&quot;&quot;&amp;[.A72]&amp;&quot;&quot;&quot; maxHp=&quot;&quot;&quot;&amp;[.B72]&amp;&quot;&quot;&quot; attack=&quot;&quot;&quot;&amp;[.C72]&amp;&quot;&quot;&quot; baseSpeed=&quot;&quot;&quot;&amp;[.E72]&amp;&quot;&quot;&quot; DEF=&quot;&quot;&quot;&amp;[.D72]&amp;&quot;&quot;&quot; EHR=&quot;&quot;&quot;&amp;LEFT([.F72];FIND(&quot;%&quot;;[.F72])-1)&amp;&quot;&quot;&quot; ER=&quot;&quot;&quot;&amp;LEFT([.G72];FIND(&quot;%&quot;;[.G72])-1)&amp;&quot;&quot;&quot; maxToughness=&quot;&quot;&quot;&amp;[.$H$1]&amp;&quot;&quot;&quot; /&gt;&quot;" office:value-type="string" office:string-value="&lt;Stats level=&quot;71 &quot; maxHp=&quot;13990 &quot; attack=&quot;447 &quot; baseSpeed=&quot;110 &quot; DEF=&quot;910 &quot; EHR=&quot;16.8&quot; ER=&quot;18.4&quot; maxToughness=&quot;60&quot; /&gt;">
            <text:p>&lt;Stats level="71 " maxHp="13990 " attack="447 " baseSpeed="110 " DEF="910 " EHR="16.8" ER="18.4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2 </text:p>
          </table:table-cell>
          <table:table-cell office:value-type="string">
            <text:p>14730 </text:p>
          </table:table-cell>
          <table:table-cell office:value-type="string">
            <text:p>459 </text:p>
          </table:table-cell>
          <table:table-cell office:value-type="string">
            <text:p>920 </text:p>
          </table:table-cell>
          <table:table-cell office:value-type="string">
            <text:p>110 </text:p>
          </table:table-cell>
          <table:table-cell table:style-name="ce2" office:value-type="string">
            <text:p>17.6% </text:p>
          </table:table-cell>
          <table:table-cell table:style-name="ce2" office:value-type="string">
            <text:p>18.8%</text:p>
          </table:table-cell>
          <table:table-cell table:formula="of:=&quot;&lt;Stats level=&quot;&quot;&quot;&amp;[.A73]&amp;&quot;&quot;&quot; maxHp=&quot;&quot;&quot;&amp;[.B73]&amp;&quot;&quot;&quot; attack=&quot;&quot;&quot;&amp;[.C73]&amp;&quot;&quot;&quot; baseSpeed=&quot;&quot;&quot;&amp;[.E73]&amp;&quot;&quot;&quot; DEF=&quot;&quot;&quot;&amp;[.D73]&amp;&quot;&quot;&quot; EHR=&quot;&quot;&quot;&amp;LEFT([.F73];FIND(&quot;%&quot;;[.F73])-1)&amp;&quot;&quot;&quot; ER=&quot;&quot;&quot;&amp;LEFT([.G73];FIND(&quot;%&quot;;[.G73])-1)&amp;&quot;&quot;&quot; maxToughness=&quot;&quot;&quot;&amp;[.$H$1]&amp;&quot;&quot;&quot; /&gt;&quot;" office:value-type="string" office:string-value="&lt;Stats level=&quot;72 &quot; maxHp=&quot;14730 &quot; attack=&quot;459 &quot; baseSpeed=&quot;110 &quot; DEF=&quot;920 &quot; EHR=&quot;17.6&quot; ER=&quot;18.8&quot; maxToughness=&quot;60&quot; /&gt;">
            <text:p>&lt;Stats level="72 " maxHp="14730 " attack="459 " baseSpeed="110 " DEF="920 " EHR="17.6" ER="18.8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3 </text:p>
          </table:table-cell>
          <table:table-cell office:value-type="string">
            <text:p>15470 </text:p>
          </table:table-cell>
          <table:table-cell office:value-type="string">
            <text:p>471 </text:p>
          </table:table-cell>
          <table:table-cell office:value-type="string">
            <text:p>930 </text:p>
          </table:table-cell>
          <table:table-cell office:value-type="string">
            <text:p>110 </text:p>
          </table:table-cell>
          <table:table-cell table:style-name="ce2" office:value-type="string">
            <text:p>18.4% </text:p>
          </table:table-cell>
          <table:table-cell table:style-name="ce2" office:value-type="string">
            <text:p>19.2%</text:p>
          </table:table-cell>
          <table:table-cell table:formula="of:=&quot;&lt;Stats level=&quot;&quot;&quot;&amp;[.A74]&amp;&quot;&quot;&quot; maxHp=&quot;&quot;&quot;&amp;[.B74]&amp;&quot;&quot;&quot; attack=&quot;&quot;&quot;&amp;[.C74]&amp;&quot;&quot;&quot; baseSpeed=&quot;&quot;&quot;&amp;[.E74]&amp;&quot;&quot;&quot; DEF=&quot;&quot;&quot;&amp;[.D74]&amp;&quot;&quot;&quot; EHR=&quot;&quot;&quot;&amp;LEFT([.F74];FIND(&quot;%&quot;;[.F74])-1)&amp;&quot;&quot;&quot; ER=&quot;&quot;&quot;&amp;LEFT([.G74];FIND(&quot;%&quot;;[.G74])-1)&amp;&quot;&quot;&quot; maxToughness=&quot;&quot;&quot;&amp;[.$H$1]&amp;&quot;&quot;&quot; /&gt;&quot;" office:value-type="string" office:string-value="&lt;Stats level=&quot;73 &quot; maxHp=&quot;15470 &quot; attack=&quot;471 &quot; baseSpeed=&quot;110 &quot; DEF=&quot;930 &quot; EHR=&quot;18.4&quot; ER=&quot;19.2&quot; maxToughness=&quot;60&quot; /&gt;">
            <text:p>&lt;Stats level="73 " maxHp="15470 " attack="471 " baseSpeed="110 " DEF="930 " EHR="18.4" ER="19.2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4 </text:p>
          </table:table-cell>
          <table:table-cell office:value-type="string">
            <text:p>16209 </text:p>
          </table:table-cell>
          <table:table-cell office:value-type="string">
            <text:p>482 </text:p>
          </table:table-cell>
          <table:table-cell office:value-type="string">
            <text:p>940 </text:p>
          </table:table-cell>
          <table:table-cell office:value-type="string">
            <text:p>110 </text:p>
          </table:table-cell>
          <table:table-cell table:style-name="ce2" office:value-type="string">
            <text:p>19.2% </text:p>
          </table:table-cell>
          <table:table-cell table:style-name="ce2" office:value-type="string">
            <text:p>19.6%</text:p>
          </table:table-cell>
          <table:table-cell table:formula="of:=&quot;&lt;Stats level=&quot;&quot;&quot;&amp;[.A75]&amp;&quot;&quot;&quot; maxHp=&quot;&quot;&quot;&amp;[.B75]&amp;&quot;&quot;&quot; attack=&quot;&quot;&quot;&amp;[.C75]&amp;&quot;&quot;&quot; baseSpeed=&quot;&quot;&quot;&amp;[.E75]&amp;&quot;&quot;&quot; DEF=&quot;&quot;&quot;&amp;[.D75]&amp;&quot;&quot;&quot; EHR=&quot;&quot;&quot;&amp;LEFT([.F75];FIND(&quot;%&quot;;[.F75])-1)&amp;&quot;&quot;&quot; ER=&quot;&quot;&quot;&amp;LEFT([.G75];FIND(&quot;%&quot;;[.G75])-1)&amp;&quot;&quot;&quot; maxToughness=&quot;&quot;&quot;&amp;[.$H$1]&amp;&quot;&quot;&quot; /&gt;&quot;" office:value-type="string" office:string-value="&lt;Stats level=&quot;74 &quot; maxHp=&quot;16209 &quot; attack=&quot;482 &quot; baseSpeed=&quot;110 &quot; DEF=&quot;940 &quot; EHR=&quot;19.2&quot; ER=&quot;19.6&quot; maxToughness=&quot;60&quot; /&gt;">
            <text:p>&lt;Stats level="74 " maxHp="16209 " attack="482 " baseSpeed="110 " DEF="940 " EHR="19.2" ER="19.6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5 </text:p>
          </table:table-cell>
          <table:table-cell office:value-type="string">
            <text:p>16949 </text:p>
          </table:table-cell>
          <table:table-cell office:value-type="string">
            <text:p>494 </text:p>
          </table:table-cell>
          <table:table-cell office:value-type="string">
            <text:p>950 </text:p>
          </table:table-cell>
          <table:table-cell office:value-type="string">
            <text:p>110 </text:p>
          </table:table-cell>
          <table:table-cell office:value-type="string">
            <text:p>20% </text:p>
          </table:table-cell>
          <table:table-cell office:value-type="string">
            <text:p>20%</text:p>
          </table:table-cell>
          <table:table-cell table:formula="of:=&quot;&lt;Stats level=&quot;&quot;&quot;&amp;[.A76]&amp;&quot;&quot;&quot; maxHp=&quot;&quot;&quot;&amp;[.B76]&amp;&quot;&quot;&quot; attack=&quot;&quot;&quot;&amp;[.C76]&amp;&quot;&quot;&quot; baseSpeed=&quot;&quot;&quot;&amp;[.E76]&amp;&quot;&quot;&quot; DEF=&quot;&quot;&quot;&amp;[.D76]&amp;&quot;&quot;&quot; EHR=&quot;&quot;&quot;&amp;LEFT([.F76];FIND(&quot;%&quot;;[.F76])-1)&amp;&quot;&quot;&quot; ER=&quot;&quot;&quot;&amp;LEFT([.G76];FIND(&quot;%&quot;;[.G76])-1)&amp;&quot;&quot;&quot; maxToughness=&quot;&quot;&quot;&amp;[.$H$1]&amp;&quot;&quot;&quot; /&gt;&quot;" office:value-type="string" office:string-value="&lt;Stats level=&quot;75 &quot; maxHp=&quot;16949 &quot; attack=&quot;494 &quot; baseSpeed=&quot;110 &quot; DEF=&quot;950 &quot; EHR=&quot;20&quot; ER=&quot;20&quot; maxToughness=&quot;60&quot; /&gt;">
            <text:p>&lt;Stats level="75 " maxHp="16949 " attack="494 " baseSpeed="110 " DEF="950 " EHR="20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6 </text:p>
          </table:table-cell>
          <table:table-cell office:value-type="string">
            <text:p>17689 </text:p>
          </table:table-cell>
          <table:table-cell office:value-type="string">
            <text:p>506 </text:p>
          </table:table-cell>
          <table:table-cell office:value-type="string">
            <text:p>960 </text:p>
          </table:table-cell>
          <table:table-cell office:value-type="string">
            <text:p>110 </text:p>
          </table:table-cell>
          <table:table-cell table:style-name="ce2" office:value-type="string">
            <text:p>20.8% </text:p>
          </table:table-cell>
          <table:table-cell office:value-type="string">
            <text:p>20%</text:p>
          </table:table-cell>
          <table:table-cell table:formula="of:=&quot;&lt;Stats level=&quot;&quot;&quot;&amp;[.A77]&amp;&quot;&quot;&quot; maxHp=&quot;&quot;&quot;&amp;[.B77]&amp;&quot;&quot;&quot; attack=&quot;&quot;&quot;&amp;[.C77]&amp;&quot;&quot;&quot; baseSpeed=&quot;&quot;&quot;&amp;[.E77]&amp;&quot;&quot;&quot; DEF=&quot;&quot;&quot;&amp;[.D77]&amp;&quot;&quot;&quot; EHR=&quot;&quot;&quot;&amp;LEFT([.F77];FIND(&quot;%&quot;;[.F77])-1)&amp;&quot;&quot;&quot; ER=&quot;&quot;&quot;&amp;LEFT([.G77];FIND(&quot;%&quot;;[.G77])-1)&amp;&quot;&quot;&quot; maxToughness=&quot;&quot;&quot;&amp;[.$H$1]&amp;&quot;&quot;&quot; /&gt;&quot;" office:value-type="string" office:string-value="&lt;Stats level=&quot;76 &quot; maxHp=&quot;17689 &quot; attack=&quot;506 &quot; baseSpeed=&quot;110 &quot; DEF=&quot;960 &quot; EHR=&quot;20.8&quot; ER=&quot;20&quot; maxToughness=&quot;60&quot; /&gt;">
            <text:p>&lt;Stats level="76 " maxHp="17689 " attack="506 " baseSpeed="110 " DEF="960 " EHR="20.8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7 </text:p>
          </table:table-cell>
          <table:table-cell office:value-type="string">
            <text:p>18428 </text:p>
          </table:table-cell>
          <table:table-cell office:value-type="string">
            <text:p>517 </text:p>
          </table:table-cell>
          <table:table-cell office:value-type="string">
            <text:p>970 </text:p>
          </table:table-cell>
          <table:table-cell office:value-type="string">
            <text:p>110 </text:p>
          </table:table-cell>
          <table:table-cell table:style-name="ce2" office:value-type="string">
            <text:p>21.6% </text:p>
          </table:table-cell>
          <table:table-cell office:value-type="string">
            <text:p>20%</text:p>
          </table:table-cell>
          <table:table-cell table:formula="of:=&quot;&lt;Stats level=&quot;&quot;&quot;&amp;[.A78]&amp;&quot;&quot;&quot; maxHp=&quot;&quot;&quot;&amp;[.B78]&amp;&quot;&quot;&quot; attack=&quot;&quot;&quot;&amp;[.C78]&amp;&quot;&quot;&quot; baseSpeed=&quot;&quot;&quot;&amp;[.E78]&amp;&quot;&quot;&quot; DEF=&quot;&quot;&quot;&amp;[.D78]&amp;&quot;&quot;&quot; EHR=&quot;&quot;&quot;&amp;LEFT([.F78];FIND(&quot;%&quot;;[.F78])-1)&amp;&quot;&quot;&quot; ER=&quot;&quot;&quot;&amp;LEFT([.G78];FIND(&quot;%&quot;;[.G78])-1)&amp;&quot;&quot;&quot; maxToughness=&quot;&quot;&quot;&amp;[.$H$1]&amp;&quot;&quot;&quot; /&gt;&quot;" office:value-type="string" office:string-value="&lt;Stats level=&quot;77 &quot; maxHp=&quot;18428 &quot; attack=&quot;517 &quot; baseSpeed=&quot;110 &quot; DEF=&quot;970 &quot; EHR=&quot;21.6&quot; ER=&quot;20&quot; maxToughness=&quot;60&quot; /&gt;">
            <text:p>&lt;Stats level="77 " maxHp="18428 " attack="517 " baseSpeed="110 " DEF="970 " EHR="21.6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8 </text:p>
          </table:table-cell>
          <table:table-cell office:value-type="string">
            <text:p>19168 </text:p>
          </table:table-cell>
          <table:table-cell office:value-type="string">
            <text:p>529 </text:p>
          </table:table-cell>
          <table:table-cell office:value-type="string">
            <text:p>980 </text:p>
          </table:table-cell>
          <table:table-cell office:value-type="string">
            <text:p>120 </text:p>
          </table:table-cell>
          <table:table-cell table:style-name="ce2" office:value-type="string">
            <text:p>22.4% </text:p>
          </table:table-cell>
          <table:table-cell office:value-type="string">
            <text:p>20%</text:p>
          </table:table-cell>
          <table:table-cell table:formula="of:=&quot;&lt;Stats level=&quot;&quot;&quot;&amp;[.A79]&amp;&quot;&quot;&quot; maxHp=&quot;&quot;&quot;&amp;[.B79]&amp;&quot;&quot;&quot; attack=&quot;&quot;&quot;&amp;[.C79]&amp;&quot;&quot;&quot; baseSpeed=&quot;&quot;&quot;&amp;[.E79]&amp;&quot;&quot;&quot; DEF=&quot;&quot;&quot;&amp;[.D79]&amp;&quot;&quot;&quot; EHR=&quot;&quot;&quot;&amp;LEFT([.F79];FIND(&quot;%&quot;;[.F79])-1)&amp;&quot;&quot;&quot; ER=&quot;&quot;&quot;&amp;LEFT([.G79];FIND(&quot;%&quot;;[.G79])-1)&amp;&quot;&quot;&quot; maxToughness=&quot;&quot;&quot;&amp;[.$H$1]&amp;&quot;&quot;&quot; /&gt;&quot;" office:value-type="string" office:string-value="&lt;Stats level=&quot;78 &quot; maxHp=&quot;19168 &quot; attack=&quot;529 &quot; baseSpeed=&quot;120 &quot; DEF=&quot;980 &quot; EHR=&quot;22.4&quot; ER=&quot;20&quot; maxToughness=&quot;60&quot; /&gt;">
            <text:p>&lt;Stats level="78 " maxHp="19168 " attack="529 " baseSpeed="120 " DEF="980 " EHR="22.4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79 </text:p>
          </table:table-cell>
          <table:table-cell office:value-type="string">
            <text:p>19908 </text:p>
          </table:table-cell>
          <table:table-cell office:value-type="string">
            <text:p>541 </text:p>
          </table:table-cell>
          <table:table-cell office:value-type="string">
            <text:p>990 </text:p>
          </table:table-cell>
          <table:table-cell office:value-type="string">
            <text:p>120 </text:p>
          </table:table-cell>
          <table:table-cell table:style-name="ce2" office:value-type="string">
            <text:p>23.2% </text:p>
          </table:table-cell>
          <table:table-cell office:value-type="string">
            <text:p>20%</text:p>
          </table:table-cell>
          <table:table-cell table:formula="of:=&quot;&lt;Stats level=&quot;&quot;&quot;&amp;[.A80]&amp;&quot;&quot;&quot; maxHp=&quot;&quot;&quot;&amp;[.B80]&amp;&quot;&quot;&quot; attack=&quot;&quot;&quot;&amp;[.C80]&amp;&quot;&quot;&quot; baseSpeed=&quot;&quot;&quot;&amp;[.E80]&amp;&quot;&quot;&quot; DEF=&quot;&quot;&quot;&amp;[.D80]&amp;&quot;&quot;&quot; EHR=&quot;&quot;&quot;&amp;LEFT([.F80];FIND(&quot;%&quot;;[.F80])-1)&amp;&quot;&quot;&quot; ER=&quot;&quot;&quot;&amp;LEFT([.G80];FIND(&quot;%&quot;;[.G80])-1)&amp;&quot;&quot;&quot; maxToughness=&quot;&quot;&quot;&amp;[.$H$1]&amp;&quot;&quot;&quot; /&gt;&quot;" office:value-type="string" office:string-value="&lt;Stats level=&quot;79 &quot; maxHp=&quot;19908 &quot; attack=&quot;541 &quot; baseSpeed=&quot;120 &quot; DEF=&quot;990 &quot; EHR=&quot;23.2&quot; ER=&quot;20&quot; maxToughness=&quot;60&quot; /&gt;">
            <text:p>&lt;Stats level="79 " maxHp="19908 " attack="541 " baseSpeed="120 " DEF="990 " EHR="23.2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0 </text:p>
          </table:table-cell>
          <table:table-cell office:value-type="string">
            <text:p>20648 </text:p>
          </table:table-cell>
          <table:table-cell office:value-type="string">
            <text:p>552 </text:p>
          </table:table-cell>
          <table:table-cell office:value-type="string">
            <text:p>1000 </text:p>
          </table:table-cell>
          <table:table-cell office:value-type="string">
            <text:p>120 </text:p>
          </table:table-cell>
          <table:table-cell office:value-type="string">
            <text:p>24% </text:p>
          </table:table-cell>
          <table:table-cell office:value-type="string">
            <text:p>20%</text:p>
          </table:table-cell>
          <table:table-cell table:formula="of:=&quot;&lt;Stats level=&quot;&quot;&quot;&amp;[.A81]&amp;&quot;&quot;&quot; maxHp=&quot;&quot;&quot;&amp;[.B81]&amp;&quot;&quot;&quot; attack=&quot;&quot;&quot;&amp;[.C81]&amp;&quot;&quot;&quot; baseSpeed=&quot;&quot;&quot;&amp;[.E81]&amp;&quot;&quot;&quot; DEF=&quot;&quot;&quot;&amp;[.D81]&amp;&quot;&quot;&quot; EHR=&quot;&quot;&quot;&amp;LEFT([.F81];FIND(&quot;%&quot;;[.F81])-1)&amp;&quot;&quot;&quot; ER=&quot;&quot;&quot;&amp;LEFT([.G81];FIND(&quot;%&quot;;[.G81])-1)&amp;&quot;&quot;&quot; maxToughness=&quot;&quot;&quot;&amp;[.$H$1]&amp;&quot;&quot;&quot; /&gt;&quot;" office:value-type="string" office:string-value="&lt;Stats level=&quot;80 &quot; maxHp=&quot;20648 &quot; attack=&quot;552 &quot; baseSpeed=&quot;120 &quot; DEF=&quot;1000 &quot; EHR=&quot;24&quot; ER=&quot;20&quot; maxToughness=&quot;60&quot; /&gt;">
            <text:p>&lt;Stats level="80 " maxHp="20648 " attack="552 " baseSpeed="120 " DEF="1000 " EHR="24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1 </text:p>
          </table:table-cell>
          <table:table-cell office:value-type="string">
            <text:p>21690 </text:p>
          </table:table-cell>
          <table:table-cell office:value-type="string">
            <text:p>563 </text:p>
          </table:table-cell>
          <table:table-cell office:value-type="string">
            <text:p>1010 </text:p>
          </table:table-cell>
          <table:table-cell office:value-type="string">
            <text:p>120 </text:p>
          </table:table-cell>
          <table:table-cell table:style-name="ce2" office:value-type="string">
            <text:p>24.8% </text:p>
          </table:table-cell>
          <table:table-cell office:value-type="string">
            <text:p>20%</text:p>
          </table:table-cell>
          <table:table-cell table:formula="of:=&quot;&lt;Stats level=&quot;&quot;&quot;&amp;[.A82]&amp;&quot;&quot;&quot; maxHp=&quot;&quot;&quot;&amp;[.B82]&amp;&quot;&quot;&quot; attack=&quot;&quot;&quot;&amp;[.C82]&amp;&quot;&quot;&quot; baseSpeed=&quot;&quot;&quot;&amp;[.E82]&amp;&quot;&quot;&quot; DEF=&quot;&quot;&quot;&amp;[.D82]&amp;&quot;&quot;&quot; EHR=&quot;&quot;&quot;&amp;LEFT([.F82];FIND(&quot;%&quot;;[.F82])-1)&amp;&quot;&quot;&quot; ER=&quot;&quot;&quot;&amp;LEFT([.G82];FIND(&quot;%&quot;;[.G82])-1)&amp;&quot;&quot;&quot; maxToughness=&quot;&quot;&quot;&amp;[.$H$1]&amp;&quot;&quot;&quot; /&gt;&quot;" office:value-type="string" office:string-value="&lt;Stats level=&quot;81 &quot; maxHp=&quot;21690 &quot; attack=&quot;563 &quot; baseSpeed=&quot;120 &quot; DEF=&quot;1010 &quot; EHR=&quot;24.8&quot; ER=&quot;20&quot; maxToughness=&quot;60&quot; /&gt;">
            <text:p>&lt;Stats level="81 " maxHp="21690 " attack="563 " baseSpeed="120 " DEF="1010 " EHR="24.8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2 </text:p>
          </table:table-cell>
          <table:table-cell office:value-type="string">
            <text:p>22772 </text:p>
          </table:table-cell>
          <table:table-cell office:value-type="string">
            <text:p>574 </text:p>
          </table:table-cell>
          <table:table-cell office:value-type="string">
            <text:p>1020 </text:p>
          </table:table-cell>
          <table:table-cell office:value-type="string">
            <text:p>120 </text:p>
          </table:table-cell>
          <table:table-cell table:style-name="ce2" office:value-type="string">
            <text:p>25.6% </text:p>
          </table:table-cell>
          <table:table-cell office:value-type="string">
            <text:p>20%</text:p>
          </table:table-cell>
          <table:table-cell table:formula="of:=&quot;&lt;Stats level=&quot;&quot;&quot;&amp;[.A83]&amp;&quot;&quot;&quot; maxHp=&quot;&quot;&quot;&amp;[.B83]&amp;&quot;&quot;&quot; attack=&quot;&quot;&quot;&amp;[.C83]&amp;&quot;&quot;&quot; baseSpeed=&quot;&quot;&quot;&amp;[.E83]&amp;&quot;&quot;&quot; DEF=&quot;&quot;&quot;&amp;[.D83]&amp;&quot;&quot;&quot; EHR=&quot;&quot;&quot;&amp;LEFT([.F83];FIND(&quot;%&quot;;[.F83])-1)&amp;&quot;&quot;&quot; ER=&quot;&quot;&quot;&amp;LEFT([.G83];FIND(&quot;%&quot;;[.G83])-1)&amp;&quot;&quot;&quot; maxToughness=&quot;&quot;&quot;&amp;[.$H$1]&amp;&quot;&quot;&quot; /&gt;&quot;" office:value-type="string" office:string-value="&lt;Stats level=&quot;82 &quot; maxHp=&quot;22772 &quot; attack=&quot;574 &quot; baseSpeed=&quot;120 &quot; DEF=&quot;1020 &quot; EHR=&quot;25.6&quot; ER=&quot;20&quot; maxToughness=&quot;60&quot; /&gt;">
            <text:p>&lt;Stats level="82 " maxHp="22772 " attack="574 " baseSpeed="120 " DEF="1020 " EHR="25.6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3 </text:p>
          </table:table-cell>
          <table:table-cell office:value-type="string">
            <text:p>23894 </text:p>
          </table:table-cell>
          <table:table-cell office:value-type="string">
            <text:p>585 </text:p>
          </table:table-cell>
          <table:table-cell office:value-type="string">
            <text:p>1030 </text:p>
          </table:table-cell>
          <table:table-cell office:value-type="string">
            <text:p>120 </text:p>
          </table:table-cell>
          <table:table-cell table:style-name="ce2" office:value-type="string">
            <text:p>26.4% </text:p>
          </table:table-cell>
          <table:table-cell office:value-type="string">
            <text:p>20%</text:p>
          </table:table-cell>
          <table:table-cell table:formula="of:=&quot;&lt;Stats level=&quot;&quot;&quot;&amp;[.A84]&amp;&quot;&quot;&quot; maxHp=&quot;&quot;&quot;&amp;[.B84]&amp;&quot;&quot;&quot; attack=&quot;&quot;&quot;&amp;[.C84]&amp;&quot;&quot;&quot; baseSpeed=&quot;&quot;&quot;&amp;[.E84]&amp;&quot;&quot;&quot; DEF=&quot;&quot;&quot;&amp;[.D84]&amp;&quot;&quot;&quot; EHR=&quot;&quot;&quot;&amp;LEFT([.F84];FIND(&quot;%&quot;;[.F84])-1)&amp;&quot;&quot;&quot; ER=&quot;&quot;&quot;&amp;LEFT([.G84];FIND(&quot;%&quot;;[.G84])-1)&amp;&quot;&quot;&quot; maxToughness=&quot;&quot;&quot;&amp;[.$H$1]&amp;&quot;&quot;&quot; /&gt;&quot;" office:value-type="string" office:string-value="&lt;Stats level=&quot;83 &quot; maxHp=&quot;23894 &quot; attack=&quot;585 &quot; baseSpeed=&quot;120 &quot; DEF=&quot;1030 &quot; EHR=&quot;26.4&quot; ER=&quot;20&quot; maxToughness=&quot;60&quot; /&gt;">
            <text:p>&lt;Stats level="83 " maxHp="23894 " attack="585 " baseSpeed="120 " DEF="1030 " EHR="26.4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4 </text:p>
          </table:table-cell>
          <table:table-cell office:value-type="string">
            <text:p>25057 </text:p>
          </table:table-cell>
          <table:table-cell office:value-type="string">
            <text:p>597 </text:p>
          </table:table-cell>
          <table:table-cell office:value-type="string">
            <text:p>1040 </text:p>
          </table:table-cell>
          <table:table-cell office:value-type="string">
            <text:p>120 </text:p>
          </table:table-cell>
          <table:table-cell table:style-name="ce2" office:value-type="string">
            <text:p>27.2% </text:p>
          </table:table-cell>
          <table:table-cell office:value-type="string">
            <text:p>20%</text:p>
          </table:table-cell>
          <table:table-cell table:formula="of:=&quot;&lt;Stats level=&quot;&quot;&quot;&amp;[.A85]&amp;&quot;&quot;&quot; maxHp=&quot;&quot;&quot;&amp;[.B85]&amp;&quot;&quot;&quot; attack=&quot;&quot;&quot;&amp;[.C85]&amp;&quot;&quot;&quot; baseSpeed=&quot;&quot;&quot;&amp;[.E85]&amp;&quot;&quot;&quot; DEF=&quot;&quot;&quot;&amp;[.D85]&amp;&quot;&quot;&quot; EHR=&quot;&quot;&quot;&amp;LEFT([.F85];FIND(&quot;%&quot;;[.F85])-1)&amp;&quot;&quot;&quot; ER=&quot;&quot;&quot;&amp;LEFT([.G85];FIND(&quot;%&quot;;[.G85])-1)&amp;&quot;&quot;&quot; maxToughness=&quot;&quot;&quot;&amp;[.$H$1]&amp;&quot;&quot;&quot; /&gt;&quot;" office:value-type="string" office:string-value="&lt;Stats level=&quot;84 &quot; maxHp=&quot;25057 &quot; attack=&quot;597 &quot; baseSpeed=&quot;120 &quot; DEF=&quot;1040 &quot; EHR=&quot;27.2&quot; ER=&quot;20&quot; maxToughness=&quot;60&quot; /&gt;">
            <text:p>&lt;Stats level="84 " maxHp="25057 " attack="597 " baseSpeed="120 " DEF="1040 " EHR="27.2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5 </text:p>
          </table:table-cell>
          <table:table-cell office:value-type="string">
            <text:p>26263 </text:p>
          </table:table-cell>
          <table:table-cell office:value-type="string">
            <text:p>608 </text:p>
          </table:table-cell>
          <table:table-cell office:value-type="string">
            <text:p>1050 </text:p>
          </table:table-cell>
          <table:table-cell office:value-type="string">
            <text:p>120 </text:p>
          </table:table-cell>
          <table:table-cell office:value-type="string">
            <text:p>28% </text:p>
          </table:table-cell>
          <table:table-cell office:value-type="string">
            <text:p>20%</text:p>
          </table:table-cell>
          <table:table-cell table:formula="of:=&quot;&lt;Stats level=&quot;&quot;&quot;&amp;[.A86]&amp;&quot;&quot;&quot; maxHp=&quot;&quot;&quot;&amp;[.B86]&amp;&quot;&quot;&quot; attack=&quot;&quot;&quot;&amp;[.C86]&amp;&quot;&quot;&quot; baseSpeed=&quot;&quot;&quot;&amp;[.E86]&amp;&quot;&quot;&quot; DEF=&quot;&quot;&quot;&amp;[.D86]&amp;&quot;&quot;&quot; EHR=&quot;&quot;&quot;&amp;LEFT([.F86];FIND(&quot;%&quot;;[.F86])-1)&amp;&quot;&quot;&quot; ER=&quot;&quot;&quot;&amp;LEFT([.G86];FIND(&quot;%&quot;;[.G86])-1)&amp;&quot;&quot;&quot; maxToughness=&quot;&quot;&quot;&amp;[.$H$1]&amp;&quot;&quot;&quot; /&gt;&quot;" office:value-type="string" office:string-value="&lt;Stats level=&quot;85 &quot; maxHp=&quot;26263 &quot; attack=&quot;608 &quot; baseSpeed=&quot;120 &quot; DEF=&quot;1050 &quot; EHR=&quot;28&quot; ER=&quot;20&quot; maxToughness=&quot;60&quot; /&gt;">
            <text:p>&lt;Stats level="85 " maxHp="26263 " attack="608 " baseSpeed="120 " DEF="1050 " EHR="28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6 </text:p>
          </table:table-cell>
          <table:table-cell office:value-type="string">
            <text:p>27513 </text:p>
          </table:table-cell>
          <table:table-cell office:value-type="string">
            <text:p>619 </text:p>
          </table:table-cell>
          <table:table-cell office:value-type="string">
            <text:p>1060 </text:p>
          </table:table-cell>
          <table:table-cell office:value-type="string">
            <text:p>132 </text:p>
          </table:table-cell>
          <table:table-cell table:style-name="ce2" office:value-type="string">
            <text:p>28.8% </text:p>
          </table:table-cell>
          <table:table-cell office:value-type="string">
            <text:p>20%</text:p>
          </table:table-cell>
          <table:table-cell table:formula="of:=&quot;&lt;Stats level=&quot;&quot;&quot;&amp;[.A87]&amp;&quot;&quot;&quot; maxHp=&quot;&quot;&quot;&amp;[.B87]&amp;&quot;&quot;&quot; attack=&quot;&quot;&quot;&amp;[.C87]&amp;&quot;&quot;&quot; baseSpeed=&quot;&quot;&quot;&amp;[.E87]&amp;&quot;&quot;&quot; DEF=&quot;&quot;&quot;&amp;[.D87]&amp;&quot;&quot;&quot; EHR=&quot;&quot;&quot;&amp;LEFT([.F87];FIND(&quot;%&quot;;[.F87])-1)&amp;&quot;&quot;&quot; ER=&quot;&quot;&quot;&amp;LEFT([.G87];FIND(&quot;%&quot;;[.G87])-1)&amp;&quot;&quot;&quot; maxToughness=&quot;&quot;&quot;&amp;[.$H$1]&amp;&quot;&quot;&quot; /&gt;&quot;" office:value-type="string" office:string-value="&lt;Stats level=&quot;86 &quot; maxHp=&quot;27513 &quot; attack=&quot;619 &quot; baseSpeed=&quot;132 &quot; DEF=&quot;1060 &quot; EHR=&quot;28.8&quot; ER=&quot;20&quot; maxToughness=&quot;60&quot; /&gt;">
            <text:p>&lt;Stats level="86 " maxHp="27513 " attack="619 " baseSpeed="132 " DEF="1060 " EHR="28.8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7 </text:p>
          </table:table-cell>
          <table:table-cell office:value-type="string">
            <text:p>28810 </text:p>
          </table:table-cell>
          <table:table-cell office:value-type="string">
            <text:p>630 </text:p>
          </table:table-cell>
          <table:table-cell office:value-type="string">
            <text:p>1070 </text:p>
          </table:table-cell>
          <table:table-cell office:value-type="string">
            <text:p>132 </text:p>
          </table:table-cell>
          <table:table-cell table:style-name="ce2" office:value-type="string">
            <text:p>29.6% </text:p>
          </table:table-cell>
          <table:table-cell office:value-type="string">
            <text:p>20%</text:p>
          </table:table-cell>
          <table:table-cell table:formula="of:=&quot;&lt;Stats level=&quot;&quot;&quot;&amp;[.A88]&amp;&quot;&quot;&quot; maxHp=&quot;&quot;&quot;&amp;[.B88]&amp;&quot;&quot;&quot; attack=&quot;&quot;&quot;&amp;[.C88]&amp;&quot;&quot;&quot; baseSpeed=&quot;&quot;&quot;&amp;[.E88]&amp;&quot;&quot;&quot; DEF=&quot;&quot;&quot;&amp;[.D88]&amp;&quot;&quot;&quot; EHR=&quot;&quot;&quot;&amp;LEFT([.F88];FIND(&quot;%&quot;;[.F88])-1)&amp;&quot;&quot;&quot; ER=&quot;&quot;&quot;&amp;LEFT([.G88];FIND(&quot;%&quot;;[.G88])-1)&amp;&quot;&quot;&quot; maxToughness=&quot;&quot;&quot;&amp;[.$H$1]&amp;&quot;&quot;&quot; /&gt;&quot;" office:value-type="string" office:string-value="&lt;Stats level=&quot;87 &quot; maxHp=&quot;28810 &quot; attack=&quot;630 &quot; baseSpeed=&quot;132 &quot; DEF=&quot;1070 &quot; EHR=&quot;29.6&quot; ER=&quot;20&quot; maxToughness=&quot;60&quot; /&gt;">
            <text:p>&lt;Stats level="87 " maxHp="28810 " attack="630 " baseSpeed="132 " DEF="1070 " EHR="29.6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8 </text:p>
          </table:table-cell>
          <table:table-cell office:value-type="string">
            <text:p>30155 </text:p>
          </table:table-cell>
          <table:table-cell office:value-type="string">
            <text:p>641 </text:p>
          </table:table-cell>
          <table:table-cell office:value-type="string">
            <text:p>1080 </text:p>
          </table:table-cell>
          <table:table-cell office:value-type="string">
            <text:p>132 </text:p>
          </table:table-cell>
          <table:table-cell table:style-name="ce2" office:value-type="string">
            <text:p>30.4% </text:p>
          </table:table-cell>
          <table:table-cell office:value-type="string">
            <text:p>20%</text:p>
          </table:table-cell>
          <table:table-cell table:formula="of:=&quot;&lt;Stats level=&quot;&quot;&quot;&amp;[.A89]&amp;&quot;&quot;&quot; maxHp=&quot;&quot;&quot;&amp;[.B89]&amp;&quot;&quot;&quot; attack=&quot;&quot;&quot;&amp;[.C89]&amp;&quot;&quot;&quot; baseSpeed=&quot;&quot;&quot;&amp;[.E89]&amp;&quot;&quot;&quot; DEF=&quot;&quot;&quot;&amp;[.D89]&amp;&quot;&quot;&quot; EHR=&quot;&quot;&quot;&amp;LEFT([.F89];FIND(&quot;%&quot;;[.F89])-1)&amp;&quot;&quot;&quot; ER=&quot;&quot;&quot;&amp;LEFT([.G89];FIND(&quot;%&quot;;[.G89])-1)&amp;&quot;&quot;&quot; maxToughness=&quot;&quot;&quot;&amp;[.$H$1]&amp;&quot;&quot;&quot; /&gt;&quot;" office:value-type="string" office:string-value="&lt;Stats level=&quot;88 &quot; maxHp=&quot;30155 &quot; attack=&quot;641 &quot; baseSpeed=&quot;132 &quot; DEF=&quot;1080 &quot; EHR=&quot;30.4&quot; ER=&quot;20&quot; maxToughness=&quot;60&quot; /&gt;">
            <text:p>&lt;Stats level="88 " maxHp="30155 " attack="641 " baseSpeed="132 " DEF="1080 " EHR="30.4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89 </text:p>
          </table:table-cell>
          <table:table-cell office:value-type="string">
            <text:p>31550 </text:p>
          </table:table-cell>
          <table:table-cell office:value-type="string">
            <text:p>652 </text:p>
          </table:table-cell>
          <table:table-cell office:value-type="string">
            <text:p>1090 </text:p>
          </table:table-cell>
          <table:table-cell office:value-type="string">
            <text:p>132 </text:p>
          </table:table-cell>
          <table:table-cell table:style-name="ce2" office:value-type="string">
            <text:p>31.2% </text:p>
          </table:table-cell>
          <table:table-cell office:value-type="string">
            <text:p>20%</text:p>
          </table:table-cell>
          <table:table-cell table:formula="of:=&quot;&lt;Stats level=&quot;&quot;&quot;&amp;[.A90]&amp;&quot;&quot;&quot; maxHp=&quot;&quot;&quot;&amp;[.B90]&amp;&quot;&quot;&quot; attack=&quot;&quot;&quot;&amp;[.C90]&amp;&quot;&quot;&quot; baseSpeed=&quot;&quot;&quot;&amp;[.E90]&amp;&quot;&quot;&quot; DEF=&quot;&quot;&quot;&amp;[.D90]&amp;&quot;&quot;&quot; EHR=&quot;&quot;&quot;&amp;LEFT([.F90];FIND(&quot;%&quot;;[.F90])-1)&amp;&quot;&quot;&quot; ER=&quot;&quot;&quot;&amp;LEFT([.G90];FIND(&quot;%&quot;;[.G90])-1)&amp;&quot;&quot;&quot; maxToughness=&quot;&quot;&quot;&amp;[.$H$1]&amp;&quot;&quot;&quot; /&gt;&quot;" office:value-type="string" office:string-value="&lt;Stats level=&quot;89 &quot; maxHp=&quot;31550 &quot; attack=&quot;652 &quot; baseSpeed=&quot;132 &quot; DEF=&quot;1090 &quot; EHR=&quot;31.2&quot; ER=&quot;20&quot; maxToughness=&quot;60&quot; /&gt;">
            <text:p>&lt;Stats level="89 " maxHp="31550 " attack="652 " baseSpeed="132 " DEF="1090 " EHR="31.2" ER="20" maxToughness="60" /&gt;</text:p>
          </table:table-cell>
          <table:table-cell table:number-columns-repeated="7"/>
        </table:table-row>
        <table:table-row table:style-name="ro2">
          <table:table-cell office:value-type="string">
            <text:p>90 </text:p>
          </table:table-cell>
          <table:table-cell office:value-type="string">
            <text:p>32997 </text:p>
          </table:table-cell>
          <table:table-cell office:value-type="string">
            <text:p>663 </text:p>
          </table:table-cell>
          <table:table-cell office:value-type="string">
            <text:p>1100 </text:p>
          </table:table-cell>
          <table:table-cell office:value-type="string">
            <text:p>132 </text:p>
          </table:table-cell>
          <table:table-cell office:value-type="string">
            <text:p>32% </text:p>
          </table:table-cell>
          <table:table-cell office:value-type="string">
            <text:p>20% </text:p>
          </table:table-cell>
          <table:table-cell table:formula="of:=&quot;&lt;Stats level=&quot;&quot;&quot;&amp;[.A91]&amp;&quot;&quot;&quot; maxHp=&quot;&quot;&quot;&amp;[.B91]&amp;&quot;&quot;&quot; attack=&quot;&quot;&quot;&amp;[.C91]&amp;&quot;&quot;&quot; baseSpeed=&quot;&quot;&quot;&amp;[.E91]&amp;&quot;&quot;&quot; DEF=&quot;&quot;&quot;&amp;[.D91]&amp;&quot;&quot;&quot; EHR=&quot;&quot;&quot;&amp;LEFT([.F91];FIND(&quot;%&quot;;[.F91])-1)&amp;&quot;&quot;&quot; ER=&quot;&quot;&quot;&amp;LEFT([.G91];FIND(&quot;%&quot;;[.G91])-1)&amp;&quot;&quot;&quot; maxToughness=&quot;&quot;&quot;&amp;[.$H$1]&amp;&quot;&quot;&quot; /&gt;&quot;" office:value-type="string" office:string-value="&lt;Stats level=&quot;90 &quot; maxHp=&quot;32997 &quot; attack=&quot;663 &quot; baseSpeed=&quot;132 &quot; DEF=&quot;1100 &quot; EHR=&quot;32&quot; ER=&quot;20&quot; maxToughness=&quot;60&quot; /&gt;">
            <text:p>&lt;Stats level="90 " maxHp="32997 " attack="663 " baseSpeed="132 " DEF="1100 " EHR="32" ER="20" maxToughness="60" /&gt;</text:p>
          </table:table-cell>
          <table:table-cell table:number-columns-repeated="7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0">10.10.2023</text:date>, <text:time>23:17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0T22:40:08</meta:creation-date>
    <dc:date>2023-10-10T23:17:29.69</dc:date>
    <meta:editing-duration>PT22M10S</meta:editing-duration>
    <meta:editing-cycles>3</meta:editing-cycles>
    <meta:generator>OpenOffice/4.1.7$Win32 OpenOffice.org_project/417m1$Build-9800</meta:generator>
    <meta:document-statistic meta:table-count="3" meta:cell-count="733" meta:object-count="0"/>
  </office:meta>
</office:document-meta>
</file>